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3.28pt" svg:height="276.6pt" svg:x="1409.1pt" svg:y="220.25pt">
            <loext:p draw:notify-on-update-of-ranges="Sheet1.B14:Sheet1.B14 Sheet1.B15:Sheet1.B20 Sheet1.C14:Sheet1.C14 Sheet1.C15:Sheet1.C20 Sheet1.D14:Sheet1.D14 Sheet1.D15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25pt" svg:height="259.57pt" svg:x="1409.07pt" svg:y="509.58pt">
            <loext:p draw:notify-on-update-of-ranges="Sheet1.B14:Sheet1.B14 Sheet1.B15:Sheet1.B20 Sheet1.C14:Sheet1.C14 Sheet1.C15:Sheet1.C20 Sheet1.D14:Sheet1.D14 Sheet1.D15:Sheet1.D20 Sheet1.E14:Sheet1.E14 Sheet1.E15:Sheet1.E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9.48pt" svg:x="1924.16pt" svg:y="218.78pt">
            <loext:p draw:notify-on-update-of-ranges="Sheet1.K14:Sheet1.K14 Sheet1.K15:Sheet1.K20 Sheet1.L14:Sheet1.L14 Sheet1.L15:Sheet1.L20 Sheet1.M14:Sheet1.M14 Sheet1.M15:Sheet1.M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61.25pt" svg:height="247.78pt" svg:x="1917.44pt" svg:y="512.08pt">
            <loext:p draw:notify-on-update-of-ranges="Sheet1.K14:Sheet1.K14 Sheet1.K15:Sheet1.K20 Sheet1.L14:Sheet1.L14 Sheet1.L15:Sheet1.L20 Sheet1.M14:Sheet1.M14 Sheet1.M15:Sheet1.M20 Sheet1.N14:Sheet1.N14 Sheet1.N15:Sheet1.N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07.48pt" svg:height="260.67pt" svg:x="2432.66pt" svg:y="218.41pt">
            <loext:p draw:notify-on-update-of-ranges="Sheet1.Q14:Sheet1.Q14 Sheet1.Q15:Sheet1.Q20 Sheet1.R14:Sheet1.R14 Sheet1.R15:Sheet1.R20 Sheet1.S14:Sheet1.S14 Sheet1.S15:Sheet1.S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13.06pt" svg:height="203.07pt" svg:x="2432.72pt" svg:y="498.61pt">
            <loext:p draw:notify-on-update-of-ranges="Sheet1.Q14:Sheet1.Q14 Sheet1.Q15:Sheet1.Q20 Sheet1.R14:Sheet1.R14 Sheet1.R15:Sheet1.R20 Sheet1.S14:Sheet1.S14 Sheet1.S15:Sheet1.S20 Sheet1.T14:Sheet1.T14 Sheet1.T15:Sheet1.T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25.71pt" svg:height="234.23pt" svg:x="66.1pt" svg:y="827.04pt">
            <loext:p draw:notify-on-update-of-ranges="Sheet1.B58:Sheet1.B58 Sheet1.B59:Sheet1.B64 Sheet1.C58:Sheet1.C58 Sheet1.C59:Sheet1.C64 Sheet1.D58:Sheet1.D58 Sheet1.D59:Sheet1.D6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23.58pt" svg:height="252.94pt" svg:x="31.01pt" svg:y="1148.06pt">
            <loext:p draw:notify-on-update-of-ranges="Sheet1.B58:Sheet1.B58 Sheet1.B59:Sheet1.B64 Sheet1.C58:Sheet1.C58 Sheet1.C59:Sheet1.C64 Sheet1.D58:Sheet1.D58 Sheet1.D59:Sheet1.D64 Sheet1.E58:Sheet1.E58 Sheet1.E59:Sheet1.E6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39.34pt" svg:height="227.82pt" svg:x="530.56pt" svg:y="832.25pt">
            <loext:p draw:notify-on-update-of-ranges="Sheet1.I58:Sheet1.I58 Sheet1.I59:Sheet1.I64 Sheet1.J58:Sheet1.J58 Sheet1.J59:Sheet1.J64 Sheet1.K58:Sheet1.K58 Sheet1.K59:Sheet1.K6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4.03pt" svg:height="256pt" svg:x="480.61pt" svg:y="1153.16pt">
            <loext:p draw:notify-on-update-of-ranges="Sheet1.I58:Sheet1.I58 Sheet1.I59:Sheet1.I64 Sheet1.J58:Sheet1.J58 Sheet1.J59:Sheet1.J64 Sheet1.K58:Sheet1.K58 Sheet1.K59:Sheet1.K64 Sheet1.L58:Sheet1.L58 Sheet1.L59:Sheet1.L6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4.05pt" svg:height="256pt" svg:x="1025.21pt" svg:y="859.92pt">
            <loext:p draw:notify-on-update-of-ranges="Sheet1.Q58:Sheet1.Q58 Sheet1.Q59:Sheet1.Q64 Sheet1.R58:Sheet1.R58 Sheet1.R59:Sheet1.R64 Sheet1.S58:Sheet1.S58 Sheet1.S59:Sheet1.S6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4.03pt" svg:height="256pt" svg:x="1039.72pt" svg:y="1154.32pt">
            <loext:p draw:notify-on-update-of-ranges="Sheet1.Q58:Sheet1.Q58 Sheet1.Q59:Sheet1.Q64 Sheet1.R58:Sheet1.R58 Sheet1.R59:Sheet1.R64 Sheet1.S58:Sheet1.S58 Sheet1.S59:Sheet1.S64 Sheet1.T58:Sheet1.T58 Sheet1.T59:Sheet1.T6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trui256,q=32</text:p>
          </table:table-cell>
          <table:table-cell table:number-columns-repeated="7"/>
          <table:table-cell office:value-type="string" calcext:value-type="string">
            <text:p>lena512,q=32</text:p>
          </table:table-cell>
          <table:table-cell table:number-columns-repeated="5"/>
          <table:table-cell office:value-type="string" calcext:value-type="string">
            <text:p>kodim24,q=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 office:value-type="string" calcext:value-type="string">
            <text:p>original size</text:p>
          </table:table-cell>
          <table:table-cell table:number-columns-repeated="3"/>
          <table:table-cell office:value-type="string" calcext:value-type="string">
            <text:p>order</text:p>
          </table:table-cell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 office:value-type="string" calcext:value-type="string">
            <text:p>original siz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lap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ppm</text:p>
          </table:table-cell>
          <table:table-cell office:value-type="string" calcext:value-type="string">
            <text:p>original 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" calcext:value-type="float">
            <text:p>13.1</text:p>
          </table:table-cell>
          <table:table-cell office:value-type="float" office:value="8.9" calcext:value-type="float">
            <text:p>8.9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1.9" calcext:value-type="float">
            <text:p>61.9</text:p>
          </table:table-cell>
          <table:table-cell office:value-type="float" office:value="45.2" calcext:value-type="float">
            <text:p>45.2</text:p>
          </table:table-cell>
          <table:table-cell office:value-type="float" office:value="70" calcext:value-type="float">
            <text:p>70</text:p>
          </table:table-cell>
          <table:table-cell office:value-type="float" office:value="69.7" calcext:value-type="float">
            <text:p>69.7</text:p>
          </table:table-cell>
          <table:table-cell office:value-type="float" office:value="252.2" calcext:value-type="float">
            <text:p>252.2</text:p>
          </table:table-cell>
          <table:table-cell office:value-type="float" office:value="1" calcext:value-type="float">
            <text:p>1</text:p>
          </table:table-cell>
          <table:table-cell office:value-type="float" office:value="109.3" calcext:value-type="float">
            <text:p>109.3</text:p>
          </table:table-cell>
          <table:table-cell office:value-type="float" office:value="85.7" calcext:value-type="float">
            <text:p>85.7</text:p>
          </table:table-cell>
          <table:table-cell office:value-type="float" office:value="131.4" calcext:value-type="float">
            <text:p>131.4</text:p>
          </table:table-cell>
          <table:table-cell office:value-type="float" office:value="130.9" calcext:value-type="float">
            <text:p>130.9</text:p>
          </table:table-cell>
          <table:table-cell office:value-type="float" office:value="393.2" calcext:value-type="float">
            <text:p>39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1" calcext:value-type="float">
            <text:p>13.1</text:p>
          </table:table-cell>
          <table:table-cell office:value-type="float" office:value="8.9" calcext:value-type="float">
            <text:p>8.9</text:p>
          </table:table-cell>
          <table:table-cell office:value-type="float" office:value="13.6" calcext:value-type="float">
            <text:p>13.6</text:p>
          </table:table-cell>
          <table:table-cell office:value-type="float" office:value="12.1" calcext:value-type="float">
            <text:p>12.1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1.9" calcext:value-type="float">
            <text:p>61.9</text:p>
          </table:table-cell>
          <table:table-cell office:value-type="float" office:value="45.2" calcext:value-type="float">
            <text:p>45.2</text:p>
          </table:table-cell>
          <table:table-cell office:value-type="float" office:value="62.8" calcext:value-type="float">
            <text:p>62.8</text:p>
          </table:table-cell>
          <table:table-cell office:value-type="float" office:value="60.1" calcext:value-type="float">
            <text:p>60.1</text:p>
          </table:table-cell>
          <table:table-cell office:value-type="float" office:value="252.2" calcext:value-type="float">
            <text:p>252.2</text:p>
          </table:table-cell>
          <table:table-cell office:value-type="float" office:value="2" calcext:value-type="float">
            <text:p>2</text:p>
          </table:table-cell>
          <table:table-cell office:value-type="float" office:value="109.3" calcext:value-type="float">
            <text:p>109.3</text:p>
          </table:table-cell>
          <table:table-cell office:value-type="float" office:value="85.7" calcext:value-type="float">
            <text:p>85.7</text:p>
          </table:table-cell>
          <table:table-cell office:value-type="float" office:value="122.2" calcext:value-type="float">
            <text:p>122.2</text:p>
          </table:table-cell>
          <table:table-cell office:value-type="float" office:value="110.6" calcext:value-type="float">
            <text:p>110.6</text:p>
          </table:table-cell>
          <table:table-cell office:value-type="float" office:value="393.2" calcext:value-type="float">
            <text:p>393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1" calcext:value-type="float">
            <text:p>13.1</text:p>
          </table:table-cell>
          <table:table-cell office:value-type="float" office:value="8.9" calcext:value-type="float">
            <text:p>8.9</text:p>
          </table:table-cell>
          <table:table-cell office:value-type="float" office:value="13.5" calcext:value-type="float">
            <text:p>13.5</text:p>
          </table:table-cell>
          <table:table-cell office:value-type="float" office:value="11.6" calcext:value-type="float">
            <text:p>11.6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1.9" calcext:value-type="float">
            <text:p>61.9</text:p>
          </table:table-cell>
          <table:table-cell office:value-type="float" office:value="45.2" calcext:value-type="float">
            <text:p>45.2</text:p>
          </table:table-cell>
          <table:table-cell office:value-type="float" office:value="59.9" calcext:value-type="float">
            <text:p>59.9</text:p>
          </table:table-cell>
          <table:table-cell office:value-type="float" office:value="56.9" calcext:value-type="float">
            <text:p>56.9</text:p>
          </table:table-cell>
          <table:table-cell office:value-type="float" office:value="252.2" calcext:value-type="float">
            <text:p>252.2</text:p>
          </table:table-cell>
          <table:table-cell office:value-type="float" office:value="3" calcext:value-type="float">
            <text:p>3</text:p>
          </table:table-cell>
          <table:table-cell office:value-type="float" office:value="109.3" calcext:value-type="float">
            <text:p>109.3</text:p>
          </table:table-cell>
          <table:table-cell office:value-type="float" office:value="85.7" calcext:value-type="float">
            <text:p>85.7</text:p>
          </table:table-cell>
          <table:table-cell office:value-type="float" office:value="120.8" calcext:value-type="float">
            <text:p>120.8</text:p>
          </table:table-cell>
          <table:table-cell office:value-type="float" office:value="107.5" calcext:value-type="float">
            <text:p>107.5</text:p>
          </table:table-cell>
          <table:table-cell office:value-type="float" office:value="393.2" calcext:value-type="float">
            <text:p>393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1" calcext:value-type="float">
            <text:p>13.1</text:p>
          </table:table-cell>
          <table:table-cell office:value-type="float" office:value="8.9" calcext:value-type="float">
            <text:p>8.9</text:p>
          </table:table-cell>
          <table:table-cell office:value-type="float" office:value="13.6" calcext:value-type="float">
            <text:p>13.6</text:p>
          </table:table-cell>
          <table:table-cell office:value-type="float" office:value="11.3" calcext:value-type="float">
            <text:p>11.3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1.9" calcext:value-type="float">
            <text:p>61.9</text:p>
          </table:table-cell>
          <table:table-cell office:value-type="float" office:value="45.2" calcext:value-type="float">
            <text:p>45.2</text:p>
          </table:table-cell>
          <table:table-cell office:value-type="float" office:value="59.8" calcext:value-type="float">
            <text:p>59.8</text:p>
          </table:table-cell>
          <table:table-cell office:value-type="float" office:value="54.9" calcext:value-type="float">
            <text:p>54.9</text:p>
          </table:table-cell>
          <table:table-cell office:value-type="float" office:value="252.2" calcext:value-type="float">
            <text:p>252.2</text:p>
          </table:table-cell>
          <table:table-cell office:value-type="float" office:value="4" calcext:value-type="float">
            <text:p>4</text:p>
          </table:table-cell>
          <table:table-cell office:value-type="float" office:value="109.3" calcext:value-type="float">
            <text:p>109.3</text:p>
          </table:table-cell>
          <table:table-cell office:value-type="float" office:value="85.7" calcext:value-type="float">
            <text:p>85.7</text:p>
          </table:table-cell>
          <table:table-cell office:value-type="float" office:value="123.1" calcext:value-type="float">
            <text:p>123.1</text:p>
          </table:table-cell>
          <table:table-cell office:value-type="float" office:value="106.7" calcext:value-type="float">
            <text:p>106.7</text:p>
          </table:table-cell>
          <table:table-cell office:value-type="float" office:value="393.2" calcext:value-type="float">
            <text:p>393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office:value-type="float" office:value="8.9" calcext:value-type="float">
            <text:p>8.9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1.9" calcext:value-type="float">
            <text:p>61.9</text:p>
          </table:table-cell>
          <table:table-cell office:value-type="float" office:value="45.2" calcext:value-type="float">
            <text:p>45.2</text:p>
          </table:table-cell>
          <table:table-cell office:value-type="float" office:value="60.5" calcext:value-type="float">
            <text:p>60.5</text:p>
          </table:table-cell>
          <table:table-cell office:value-type="float" office:value="54.9" calcext:value-type="float">
            <text:p>54.9</text:p>
          </table:table-cell>
          <table:table-cell office:value-type="float" office:value="252.2" calcext:value-type="float">
            <text:p>252.2</text:p>
          </table:table-cell>
          <table:table-cell office:value-type="float" office:value="5" calcext:value-type="float">
            <text:p>5</text:p>
          </table:table-cell>
          <table:table-cell office:value-type="float" office:value="109.3" calcext:value-type="float">
            <text:p>109.3</text:p>
          </table:table-cell>
          <table:table-cell office:value-type="float" office:value="85.7" calcext:value-type="float">
            <text:p>85.7</text:p>
          </table:table-cell>
          <table:table-cell office:value-type="float" office:value="124.9" calcext:value-type="float">
            <text:p>124.9</text:p>
          </table:table-cell>
          <table:table-cell office:value-type="float" office:value="107.4" calcext:value-type="float">
            <text:p>107.4</text:p>
          </table:table-cell>
          <table:table-cell office:value-type="float" office:value="393.2" calcext:value-type="float">
            <text:p>39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" calcext:value-type="float">
            <text:p>13.1</text:p>
          </table:table-cell>
          <table:table-cell office:value-type="float" office:value="8.9" calcext:value-type="float">
            <text:p>8.9</text:p>
          </table:table-cell>
          <table:table-cell office:value-type="float" office:value="13.9" calcext:value-type="float">
            <text:p>13.9</text:p>
          </table:table-cell>
          <table:table-cell office:value-type="float" office:value="11.6" calcext:value-type="float">
            <text:p>11.6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1.9" calcext:value-type="float">
            <text:p>61.9</text:p>
          </table:table-cell>
          <table:table-cell office:value-type="float" office:value="45.2" calcext:value-type="float">
            <text:p>45.2</text:p>
          </table:table-cell>
          <table:table-cell office:value-type="float" office:value="61.2" calcext:value-type="float">
            <text:p>61.2</text:p>
          </table:table-cell>
          <table:table-cell office:value-type="float" office:value="55.4" calcext:value-type="float">
            <text:p>55.4</text:p>
          </table:table-cell>
          <table:table-cell office:value-type="float" office:value="252.2" calcext:value-type="float">
            <text:p>252.2</text:p>
          </table:table-cell>
          <table:table-cell office:value-type="float" office:value="6" calcext:value-type="float">
            <text:p>6</text:p>
          </table:table-cell>
          <table:table-cell office:value-type="float" office:value="109.3" calcext:value-type="float">
            <text:p>109.3</text:p>
          </table:table-cell>
          <table:table-cell office:value-type="float" office:value="85.7" calcext:value-type="float">
            <text:p>85.7</text:p>
          </table:table-cell>
          <table:table-cell office:value-type="float" office:value="126.2" calcext:value-type="float">
            <text:p>126.2</text:p>
          </table:table-cell>
          <table:table-cell office:value-type="float" office:value="108" calcext:value-type="float">
            <text:p>108</text:p>
          </table:table-cell>
          <table:table-cell office:value-type="float" office:value="393.2" calcext:value-type="float">
            <text:p>393.2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 table:number-columns-repeated="4"/>
          <table:table-cell office:value-type="string" calcext:value-type="string">
            <text:p>order</text:p>
          </table:table-cell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6]/[.B6]" office:value-type="float" office:value="5.00763358778626" calcext:value-type="float">
            <text:p>5.00763358778626</text:p>
          </table:table-cell>
          <table:table-cell table:formula="of:=[.F6]/[.C6]" office:value-type="float" office:value="7.37078651685393" calcext:value-type="float">
            <text:p>7.37078651685393</text:p>
          </table:table-cell>
          <table:table-cell table:formula="of:=[.F6]/[.D6]" office:value-type="float" office:value="4.34437086092715" calcext:value-type="float">
            <text:p>4.34437086092715</text:p>
          </table:table-cell>
          <table:table-cell table:formula="of:=[.F6]/[.E6]" office:value-type="float" office:value="4.40268456375839" calcext:value-type="float">
            <text:p>4.4026845637583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O6]/[.K6]" office:value-type="float" office:value="4.07431340872375" calcext:value-type="float">
            <text:p>4.07431340872375</text:p>
          </table:table-cell>
          <table:table-cell table:formula="of:=[.O6]/[.L6]" office:value-type="float" office:value="5.57964601769911" calcext:value-type="float">
            <text:p>5.57964601769911</text:p>
          </table:table-cell>
          <table:table-cell table:formula="of:=[.O6]/[.M6]" office:value-type="float" office:value="3.60285714285714" calcext:value-type="float">
            <text:p>3.60285714285714</text:p>
          </table:table-cell>
          <table:table-cell table:formula="of:=[.O6]/[.N6]" office:value-type="float" office:value="3.61836441893831" calcext:value-type="float">
            <text:p>3.6183644189383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U6]/[.Q6]" office:value-type="float" office:value="3.59743824336688" calcext:value-type="float">
            <text:p>3.59743824336688</text:p>
          </table:table-cell>
          <table:table-cell table:formula="of:=[.U6]/[.R6]" office:value-type="float" office:value="4.58809801633606" calcext:value-type="float">
            <text:p>4.58809801633606</text:p>
          </table:table-cell>
          <table:table-cell table:formula="of:=[.U6]/[.S6]" office:value-type="float" office:value="2.9923896499239" calcext:value-type="float">
            <text:p>2.9923896499239</text:p>
          </table:table-cell>
          <table:table-cell table:formula="of:=[.U6]/[.T6]" office:value-type="float" office:value="3.00381970970206" calcext:value-type="float">
            <text:p>3.003819709702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7]/[.B7]" office:value-type="float" office:value="5.00763358778626" calcext:value-type="float">
            <text:p>5.00763358778626</text:p>
          </table:table-cell>
          <table:table-cell table:formula="of:=[.F7]/[.C7]" office:value-type="float" office:value="7.37078651685393" calcext:value-type="float">
            <text:p>7.37078651685393</text:p>
          </table:table-cell>
          <table:table-cell table:formula="of:=[.F7]/[.D7]" office:value-type="float" office:value="4.82352941176471" calcext:value-type="float">
            <text:p>4.82352941176471</text:p>
          </table:table-cell>
          <table:table-cell table:formula="of:=[.F7]/[.E7]" office:value-type="float" office:value="5.42148760330579" calcext:value-type="float">
            <text:p>5.4214876033057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O7]/[.K7]" office:value-type="float" office:value="4.07431340872375" calcext:value-type="float">
            <text:p>4.07431340872375</text:p>
          </table:table-cell>
          <table:table-cell table:formula="of:=[.O7]/[.L7]" office:value-type="float" office:value="5.57964601769911" calcext:value-type="float">
            <text:p>5.57964601769911</text:p>
          </table:table-cell>
          <table:table-cell table:formula="of:=[.O7]/[.M7]" office:value-type="float" office:value="4.01592356687898" calcext:value-type="float">
            <text:p>4.01592356687898</text:p>
          </table:table-cell>
          <table:table-cell table:formula="of:=[.O7]/[.N7]" office:value-type="float" office:value="4.19633943427621" calcext:value-type="float">
            <text:p>4.1963394342762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U7]/[.Q7]" office:value-type="float" office:value="3.59743824336688" calcext:value-type="float">
            <text:p>3.59743824336688</text:p>
          </table:table-cell>
          <table:table-cell table:formula="of:=[.U7]/[.R7]" office:value-type="float" office:value="4.58809801633606" calcext:value-type="float">
            <text:p>4.58809801633606</text:p>
          </table:table-cell>
          <table:table-cell table:formula="of:=[.U7]/[.S7]" office:value-type="float" office:value="3.2176759410802" calcext:value-type="float">
            <text:p>3.2176759410802</text:p>
          </table:table-cell>
          <table:table-cell table:formula="of:=[.U7]/[.T7]" office:value-type="float" office:value="3.55515370705244" calcext:value-type="float">
            <text:p>3.555153707052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8]/[.B8]" office:value-type="float" office:value="5.00763358778626" calcext:value-type="float">
            <text:p>5.00763358778626</text:p>
          </table:table-cell>
          <table:table-cell table:formula="of:=[.F8]/[.C8]" office:value-type="float" office:value="7.37078651685393" calcext:value-type="float">
            <text:p>7.37078651685393</text:p>
          </table:table-cell>
          <table:table-cell table:formula="of:=[.F8]/[.D8]" office:value-type="float" office:value="4.85925925925926" calcext:value-type="float">
            <text:p>4.85925925925926</text:p>
          </table:table-cell>
          <table:table-cell table:formula="of:=[.F8]/[.E8]" office:value-type="float" office:value="5.6551724137931" calcext:value-type="float">
            <text:p>5.65517241379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O8]/[.K8]" office:value-type="float" office:value="4.07431340872375" calcext:value-type="float">
            <text:p>4.07431340872375</text:p>
          </table:table-cell>
          <table:table-cell table:formula="of:=[.O8]/[.L8]" office:value-type="float" office:value="5.57964601769911" calcext:value-type="float">
            <text:p>5.57964601769911</text:p>
          </table:table-cell>
          <table:table-cell table:formula="of:=[.O8]/[.M8]" office:value-type="float" office:value="4.21035058430718" calcext:value-type="float">
            <text:p>4.21035058430718</text:p>
          </table:table-cell>
          <table:table-cell table:formula="of:=[.O8]/[.N8]" office:value-type="float" office:value="4.4323374340949" calcext:value-type="float">
            <text:p>4.432337434094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U8]/[.Q8]" office:value-type="float" office:value="3.59743824336688" calcext:value-type="float">
            <text:p>3.59743824336688</text:p>
          </table:table-cell>
          <table:table-cell table:formula="of:=[.U8]/[.R8]" office:value-type="float" office:value="4.58809801633606" calcext:value-type="float">
            <text:p>4.58809801633606</text:p>
          </table:table-cell>
          <table:table-cell table:formula="of:=[.U8]/[.S8]" office:value-type="float" office:value="3.25496688741722" calcext:value-type="float">
            <text:p>3.25496688741722</text:p>
          </table:table-cell>
          <table:table-cell table:formula="of:=[.U8]/[.T8]" office:value-type="float" office:value="3.65767441860465" calcext:value-type="float">
            <text:p>3.657674418604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9]/[.B9]" office:value-type="float" office:value="5.00763358778626" calcext:value-type="float">
            <text:p>5.00763358778626</text:p>
          </table:table-cell>
          <table:table-cell table:formula="of:=[.F9]/[.C9]" office:value-type="float" office:value="7.37078651685393" calcext:value-type="float">
            <text:p>7.37078651685393</text:p>
          </table:table-cell>
          <table:table-cell table:formula="of:=[.F9]/[.D9]" office:value-type="float" office:value="4.82352941176471" calcext:value-type="float">
            <text:p>4.82352941176471</text:p>
          </table:table-cell>
          <table:table-cell table:formula="of:=[.F9]/[.E9]" office:value-type="float" office:value="5.80530973451327" calcext:value-type="float">
            <text:p>5.805309734513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O9]/[.K9]" office:value-type="float" office:value="4.07431340872375" calcext:value-type="float">
            <text:p>4.07431340872375</text:p>
          </table:table-cell>
          <table:table-cell table:formula="of:=[.O9]/[.L9]" office:value-type="float" office:value="5.57964601769911" calcext:value-type="float">
            <text:p>5.57964601769911</text:p>
          </table:table-cell>
          <table:table-cell table:formula="of:=[.O9]/[.M9]" office:value-type="float" office:value="4.21739130434783" calcext:value-type="float">
            <text:p>4.21739130434783</text:p>
          </table:table-cell>
          <table:table-cell table:formula="of:=[.O9]/[.N9]" office:value-type="float" office:value="4.59380692167577" calcext:value-type="float">
            <text:p>4.5938069216757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9]/[.Q9]" office:value-type="float" office:value="3.59743824336688" calcext:value-type="float">
            <text:p>3.59743824336688</text:p>
          </table:table-cell>
          <table:table-cell table:formula="of:=[.U9]/[.R9]" office:value-type="float" office:value="4.58809801633606" calcext:value-type="float">
            <text:p>4.58809801633606</text:p>
          </table:table-cell>
          <table:table-cell table:formula="of:=[.U9]/[.S9]" office:value-type="float" office:value="3.19415109666937" calcext:value-type="float">
            <text:p>3.19415109666937</text:p>
          </table:table-cell>
          <table:table-cell table:formula="of:=[.U9]/[.T9]" office:value-type="float" office:value="3.68509840674789" calcext:value-type="float">
            <text:p>3.685098406747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0]/[.B10]" office:value-type="float" office:value="5.00763358778626" calcext:value-type="float">
            <text:p>5.00763358778626</text:p>
          </table:table-cell>
          <table:table-cell table:formula="of:=[.F10]/[.C10]" office:value-type="float" office:value="7.37078651685393" calcext:value-type="float">
            <text:p>7.37078651685393</text:p>
          </table:table-cell>
          <table:table-cell table:formula="of:=[.F10]/[.D10]" office:value-type="float" office:value="4.78832116788321" calcext:value-type="float">
            <text:p>4.78832116788321</text:p>
          </table:table-cell>
          <table:table-cell table:formula="of:=[.F10]/[.E10]" office:value-type="float" office:value="5.70434782608696" calcext:value-type="float">
            <text:p>5.7043478260869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O10]/[.K10]" office:value-type="float" office:value="4.07431340872375" calcext:value-type="float">
            <text:p>4.07431340872375</text:p>
          </table:table-cell>
          <table:table-cell table:formula="of:=[.O10]/[.L10]" office:value-type="float" office:value="5.57964601769911" calcext:value-type="float">
            <text:p>5.57964601769911</text:p>
          </table:table-cell>
          <table:table-cell table:formula="of:=[.O10]/[.M10]" office:value-type="float" office:value="4.16859504132231" calcext:value-type="float">
            <text:p>4.16859504132231</text:p>
          </table:table-cell>
          <table:table-cell table:formula="of:=[.O10]/[.N10]" office:value-type="float" office:value="4.59380692167577" calcext:value-type="float">
            <text:p>4.5938069216757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U10]/[.Q10]" office:value-type="float" office:value="3.59743824336688" calcext:value-type="float">
            <text:p>3.59743824336688</text:p>
          </table:table-cell>
          <table:table-cell table:formula="of:=[.U10]/[.R10]" office:value-type="float" office:value="4.58809801633606" calcext:value-type="float">
            <text:p>4.58809801633606</text:p>
          </table:table-cell>
          <table:table-cell table:formula="of:=[.U10]/[.S10]" office:value-type="float" office:value="3.14811849479584" calcext:value-type="float">
            <text:p>3.14811849479584</text:p>
          </table:table-cell>
          <table:table-cell table:formula="of:=[.U10]/[.T10]" office:value-type="float" office:value="3.6610800744879" calcext:value-type="float">
            <text:p>3.66108007448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11]/[.B11]" office:value-type="float" office:value="5.00763358778626" calcext:value-type="float">
            <text:p>5.00763358778626</text:p>
          </table:table-cell>
          <table:table-cell table:formula="of:=[.F11]/[.C11]" office:value-type="float" office:value="7.37078651685393" calcext:value-type="float">
            <text:p>7.37078651685393</text:p>
          </table:table-cell>
          <table:table-cell table:formula="of:=[.F11]/[.D11]" office:value-type="float" office:value="4.71942446043165" calcext:value-type="float">
            <text:p>4.71942446043165</text:p>
          </table:table-cell>
          <table:table-cell table:formula="of:=[.F11]/[.E11]" office:value-type="float" office:value="5.6551724137931" calcext:value-type="float">
            <text:p>5.65517241379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O11]/[.K11]" office:value-type="float" office:value="4.07431340872375" calcext:value-type="float">
            <text:p>4.07431340872375</text:p>
          </table:table-cell>
          <table:table-cell table:formula="of:=[.O11]/[.L11]" office:value-type="float" office:value="5.57964601769911" calcext:value-type="float">
            <text:p>5.57964601769911</text:p>
          </table:table-cell>
          <table:table-cell table:formula="of:=[.O11]/[.M11]" office:value-type="float" office:value="4.12091503267974" calcext:value-type="float">
            <text:p>4.12091503267974</text:p>
          </table:table-cell>
          <table:table-cell table:formula="of:=[.O11]/[.N11]" office:value-type="float" office:value="4.55234657039711" calcext:value-type="float">
            <text:p>4.552346570397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U11]/[.Q11]" office:value-type="float" office:value="3.59743824336688" calcext:value-type="float">
            <text:p>3.59743824336688</text:p>
          </table:table-cell>
          <table:table-cell table:formula="of:=[.U11]/[.R11]" office:value-type="float" office:value="4.58809801633606" calcext:value-type="float">
            <text:p>4.58809801633606</text:p>
          </table:table-cell>
          <table:table-cell table:formula="of:=[.U11]/[.S11]" office:value-type="float" office:value="3.11568938193344" calcext:value-type="float">
            <text:p>3.11568938193344</text:p>
          </table:table-cell>
          <table:table-cell table:formula="of:=[.U11]/[.T11]" office:value-type="float" office:value="3.64074074074074" calcext:value-type="float">
            <text:p>3.64074074074074</text:p>
          </table:table-cell>
          <table:table-cell/>
        </table:table-row>
        <table:table-row table:style-name="ro1" table:number-rows-repeated="27">
          <table:table-cell table:number-columns-repeated="21"/>
        </table:table-row>
        <table:table-row table:style-name="ro1">
          <table:table-cell/>
          <table:table-cell office:value-type="string" calcext:value-type="string">
            <text:p>camera256,q=32</text:p>
          </table:table-cell>
          <table:table-cell table:number-columns-repeated="6"/>
          <table:table-cell office:value-type="string" calcext:value-type="string">
            <text:p>peppers256, q=32</text:p>
          </table:table-cell>
          <table:table-cell table:number-columns-repeated="7"/>
          <table:table-cell office:value-type="string" calcext:value-type="string">
            <text:p>bureau256, q=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 office:value-type="string" calcext:value-type="string">
            <text:p>original size</text:p>
          </table:table-cell>
          <table:table-cell table:number-columns-repeated="2"/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 office:value-type="string" calcext:value-type="string">
            <text:p>original size</text:p>
          </table:table-cell>
          <table:table-cell table:number-columns-repeated="3"/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 office:value-type="string" calcext:value-type="string">
            <text:p>original size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12.2" calcext:value-type="float">
            <text:p>12.2</text:p>
          </table:table-cell>
          <table:table-cell office:value-type="float" office:value="18.5" calcext:value-type="float">
            <text:p>18.5</text:p>
          </table:table-cell>
          <table:table-cell office:value-type="float" office:value="18.3" calcext:value-type="float">
            <text:p>18.3</text:p>
          </table:table-cell>
          <table:table-cell office:value-type="float" office:value="65.6" calcext:value-type="float">
            <text:p>65.6</text:p>
          </table:table-cell>
          <table:table-cell table:number-columns-repeated="2"/>
          <table:table-cell office:value-type="float" office:value="16.3" calcext:value-type="float">
            <text:p>16.3</text:p>
          </table:table-cell>
          <table:table-cell office:value-type="float" office:value="12.5" calcext:value-type="float">
            <text:p>12.5</text:p>
          </table:table-cell>
          <table:table-cell office:value-type="float" office:value="18.2" calcext:value-type="float">
            <text:p>18.2</text:p>
          </table:table-cell>
          <table:table-cell office:value-type="float" office:value="18.1" calcext:value-type="float">
            <text:p>18.1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13.3" calcext:value-type="float">
            <text:p>13.3</text:p>
          </table:table-cell>
          <table:table-cell office:value-type="float" office:value="9.2" calcext:value-type="float">
            <text:p>9.2</text:p>
          </table:table-cell>
          <table:table-cell office:value-type="float" office:value="17.6" calcext:value-type="float">
            <text:p>17.6</text:p>
          </table:table-cell>
          <table:table-cell office:value-type="float" office:value="17.5" calcext:value-type="float">
            <text:p>17.5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16.1" calcext:value-type="float">
            <text:p>16.1</text:p>
          </table:table-cell>
          <table:table-cell office:value-type="float" office:value="65.6" calcext:value-type="float">
            <text:p>65.6</text:p>
          </table:table-cell>
          <table:table-cell table:number-columns-repeated="2"/>
          <table:table-cell office:value-type="float" office:value="16.3" calcext:value-type="float">
            <text:p>16.3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16.1" calcext:value-type="float">
            <text:p>16.1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13.3" calcext:value-type="float">
            <text:p>13.3</text:p>
          </table:table-cell>
          <table:table-cell office:value-type="float" office:value="9.2" calcext:value-type="float">
            <text:p>9.2</text:p>
          </table:table-cell>
          <table:table-cell office:value-type="float" office:value="16.8" calcext:value-type="float">
            <text:p>16.8</text:p>
          </table:table-cell>
          <table:table-cell office:value-type="float" office:value="13.5" calcext:value-type="float">
            <text:p>13.5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12.2" calcext:value-type="float">
            <text:p>12.2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.2</text:p>
          </table:table-cell>
          <table:table-cell office:value-type="float" office:value="65.6" calcext:value-type="float">
            <text:p>65.6</text:p>
          </table:table-cell>
          <table:table-cell table:number-columns-repeated="2"/>
          <table:table-cell office:value-type="float" office:value="16.3" calcext:value-type="float">
            <text:p>16.3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15.7" calcext:value-type="float">
            <text:p>15.7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13.3" calcext:value-type="float">
            <text:p>13.3</text:p>
          </table:table-cell>
          <table:table-cell office:value-type="float" office:value="9.2" calcext:value-type="float">
            <text:p>9.2</text:p>
          </table:table-cell>
          <table:table-cell office:value-type="float" office:value="16.9" calcext:value-type="float">
            <text:p>16.9</text:p>
          </table:table-cell>
          <table:table-cell office:value-type="float" office:value="13.2" calcext:value-type="float">
            <text:p>13.2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12.2" calcext:value-type="float">
            <text:p>12.2</text:p>
          </table:table-cell>
          <table:table-cell office:value-type="float" office:value="18.3" calcext:value-type="float">
            <text:p>18.3</text:p>
          </table:table-cell>
          <table:table-cell office:value-type="float" office:value="16.2" calcext:value-type="float">
            <text:p>16.2</text:p>
          </table:table-cell>
          <table:table-cell office:value-type="float" office:value="65.6" calcext:value-type="float">
            <text:p>65.6</text:p>
          </table:table-cell>
          <table:table-cell table:number-columns-repeated="2"/>
          <table:table-cell office:value-type="float" office:value="16.3" calcext:value-type="float">
            <text:p>16.3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office:value-type="float" office:value="15.3" calcext:value-type="float">
            <text:p>15.3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13.3" calcext:value-type="float">
            <text:p>13.3</text:p>
          </table:table-cell>
          <table:table-cell office:value-type="float" office:value="9.2" calcext:value-type="float">
            <text:p>9.2</text:p>
          </table:table-cell>
          <table:table-cell office:value-type="float" office:value="17.1" calcext:value-type="float">
            <text:p>17.1</text:p>
          </table:table-cell>
          <table:table-cell office:value-type="float" office:value="13.2" calcext:value-type="float">
            <text:p>13.2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12.2" calcext:value-type="float">
            <text:p>12.2</text:p>
          </table:table-cell>
          <table:table-cell office:value-type="float" office:value="18.4" calcext:value-type="float">
            <text:p>18.4</text:p>
          </table:table-cell>
          <table:table-cell office:value-type="float" office:value="16.3" calcext:value-type="float">
            <text:p>16.3</text:p>
          </table:table-cell>
          <table:table-cell office:value-type="float" office:value="65.6" calcext:value-type="float">
            <text:p>65.6</text:p>
          </table:table-cell>
          <table:table-cell table:number-columns-repeated="2"/>
          <table:table-cell office:value-type="float" office:value="16.3" calcext:value-type="float">
            <text:p>16.3</text:p>
          </table:table-cell>
          <table:table-cell office:value-type="float" office:value="12.5" calcext:value-type="float">
            <text:p>12.5</text:p>
          </table:table-cell>
          <table:table-cell office:value-type="float" office:value="17.4" calcext:value-type="float">
            <text:p>17.4</text:p>
          </table:table-cell>
          <table:table-cell office:value-type="float" office:value="15.4" calcext:value-type="float">
            <text:p>15.4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13.3" calcext:value-type="float">
            <text:p>13.3</text:p>
          </table:table-cell>
          <table:table-cell office:value-type="float" office:value="9.2" calcext:value-type="float">
            <text:p>9.2</text:p>
          </table:table-cell>
          <table:table-cell office:value-type="float" office:value="17.3" calcext:value-type="float">
            <text:p>17.3</text:p>
          </table:table-cell>
          <table:table-cell office:value-type="float" office:value="13.3" calcext:value-type="float">
            <text:p>13.3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12.2" calcext:value-type="float">
            <text:p>12.2</text:p>
          </table:table-cell>
          <table:table-cell office:value-type="float" office:value="18.4" calcext:value-type="float">
            <text:p>18.4</text:p>
          </table:table-cell>
          <table:table-cell office:value-type="float" office:value="16.3" calcext:value-type="float">
            <text:p>16.3</text:p>
          </table:table-cell>
          <table:table-cell office:value-type="float" office:value="65.6" calcext:value-type="float">
            <text:p>65.6</text:p>
          </table:table-cell>
          <table:table-cell table:number-columns-repeated="2"/>
          <table:table-cell office:value-type="float" office:value="16.3" calcext:value-type="float">
            <text:p>16.3</text:p>
          </table:table-cell>
          <table:table-cell office:value-type="float" office:value="12.5" calcext:value-type="float">
            <text:p>12.5</text:p>
          </table:table-cell>
          <table:table-cell office:value-type="float" office:value="17.7" calcext:value-type="float">
            <text:p>17.7</text:p>
          </table:table-cell>
          <table:table-cell office:value-type="float" office:value="15.7" calcext:value-type="float">
            <text:p>15.7</text:p>
          </table:table-cell>
          <table:table-cell office:value-type="float" office:value="65.6" calcext:value-type="float">
            <text:p>65.6</text:p>
          </table:table-cell>
          <table:table-cell table:number-columns-repeated="3"/>
          <table:table-cell office:value-type="float" office:value="13.3" calcext:value-type="float">
            <text:p>13.3</text:p>
          </table:table-cell>
          <table:table-cell office:value-type="float" office:value="9.2" calcext:value-type="float">
            <text:p>9.2</text:p>
          </table:table-cell>
          <table:table-cell office:value-type="float" office:value="17.4" calcext:value-type="float">
            <text:p>17.4</text:p>
          </table:table-cell>
          <table:table-cell office:value-type="float" office:value="13.4" calcext:value-type="float">
            <text:p>13.4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 table:number-columns-repeated="3"/>
          <table:table-cell office:value-type="string" calcext:value-type="string">
            <text:p>order</text:p>
          </table:table-cell>
          <table:table-cell office:value-type="string" calcext:value-type="string">
            <text:p>lpaq2</text:p>
          </table:table-cell>
          <table:table-cell office:value-type="string" calcext:value-type="string">
            <text:p>paq8</text:p>
          </table:table-cell>
          <table:table-cell office:value-type="string" calcext:value-type="string">
            <text:p>1-D ppm</text:p>
          </table:table-cell>
          <table:table-cell office:value-type="string" calcext:value-type="string">
            <text:p>2-D pp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50]/[.B50]" office:value-type="float" office:value="4.43243243243243" calcext:value-type="float">
            <text:p>4.43243243243243</text:p>
          </table:table-cell>
          <table:table-cell table:formula="of:=[.F50]/[.C50]" office:value-type="float" office:value="5.37704918032787" calcext:value-type="float">
            <text:p>5.37704918032787</text:p>
          </table:table-cell>
          <table:table-cell table:formula="of:=[.F50]/[.D50]" office:value-type="float" office:value="3.54594594594595" calcext:value-type="float">
            <text:p>3.54594594594595</text:p>
          </table:table-cell>
          <table:table-cell table:formula="of:=[.F50]/[.E50]" office:value-type="float" office:value="3.58469945355191" calcext:value-type="float">
            <text:p>3.584699453551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50]/[.I50]" office:value-type="float" office:value="4.02453987730061" calcext:value-type="float">
            <text:p>4.02453987730061</text:p>
          </table:table-cell>
          <table:table-cell table:formula="of:=[.M50]/[.J50]" office:value-type="float" office:value="5.248" calcext:value-type="float">
            <text:p>5.248</text:p>
          </table:table-cell>
          <table:table-cell table:formula="of:=[.M50]/[.K50]" office:value-type="float" office:value="3.6043956043956" calcext:value-type="float">
            <text:p>3.6043956043956</text:p>
          </table:table-cell>
          <table:table-cell table:formula="of:=[.M50]/[.L50]" office:value-type="float" office:value="3.62430939226519" calcext:value-type="float">
            <text:p>3.624309392265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U50]/[.Q50]" office:value-type="float" office:value="4.93984962406015" calcext:value-type="float">
            <text:p>4.93984962406015</text:p>
          </table:table-cell>
          <table:table-cell table:formula="of:=[.U50]/[.R50]" office:value-type="float" office:value="7.14130434782609" calcext:value-type="float">
            <text:p>7.14130434782609</text:p>
          </table:table-cell>
          <table:table-cell table:formula="of:=[.U50]/[.S50]" office:value-type="float" office:value="3.73295454545455" calcext:value-type="float">
            <text:p>3.73295454545455</text:p>
          </table:table-cell>
          <table:table-cell table:formula="of:=[.U50]/[.T50]" office:value-type="float" office:value="3.75428571428571" calcext:value-type="float">
            <text:p>3.754285714285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51]/[.B51]" office:value-type="float" office:value="4.43243243243243" calcext:value-type="float">
            <text:p>4.43243243243243</text:p>
          </table:table-cell>
          <table:table-cell table:formula="of:=[.F51]/[.C51]" office:value-type="float" office:value="5.37704918032787" calcext:value-type="float">
            <text:p>5.37704918032787</text:p>
          </table:table-cell>
          <table:table-cell table:formula="of:=[.F51]/[.D51]" office:value-type="float" office:value="3.70621468926554" calcext:value-type="float">
            <text:p>3.70621468926554</text:p>
          </table:table-cell>
          <table:table-cell table:formula="of:=[.F51]/[.E51]" office:value-type="float" office:value="4.07453416149068" calcext:value-type="float">
            <text:p>4.074534161490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51]/[.I51]" office:value-type="float" office:value="4.02453987730061" calcext:value-type="float">
            <text:p>4.02453987730061</text:p>
          </table:table-cell>
          <table:table-cell table:formula="of:=[.M51]/[.J51]" office:value-type="float" office:value="5.248" calcext:value-type="float">
            <text:p>5.248</text:p>
          </table:table-cell>
          <table:table-cell table:formula="of:=[.M51]/[.K51]" office:value-type="float" office:value="3.92814371257485" calcext:value-type="float">
            <text:p>3.92814371257485</text:p>
          </table:table-cell>
          <table:table-cell table:formula="of:=[.M51]/[.L51]" office:value-type="float" office:value="4.07453416149068" calcext:value-type="float">
            <text:p>4.074534161490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U51]/[.Q51]" office:value-type="float" office:value="4.93984962406015" calcext:value-type="float">
            <text:p>4.93984962406015</text:p>
          </table:table-cell>
          <table:table-cell table:formula="of:=[.U51]/[.R51]" office:value-type="float" office:value="7.14130434782609" calcext:value-type="float">
            <text:p>7.14130434782609</text:p>
          </table:table-cell>
          <table:table-cell table:formula="of:=[.U51]/[.S51]" office:value-type="float" office:value="3.91071428571429" calcext:value-type="float">
            <text:p>3.91071428571429</text:p>
          </table:table-cell>
          <table:table-cell table:formula="of:=[.U51]/[.T51]" office:value-type="float" office:value="4.86666666666667" calcext:value-type="float">
            <text:p>4.866666666666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52]/[.B52]" office:value-type="float" office:value="4.43243243243243" calcext:value-type="float">
            <text:p>4.43243243243243</text:p>
          </table:table-cell>
          <table:table-cell table:formula="of:=[.F52]/[.C52]" office:value-type="float" office:value="5.37704918032787" calcext:value-type="float">
            <text:p>5.37704918032787</text:p>
          </table:table-cell>
          <table:table-cell table:formula="of:=[.F52]/[.D52]" office:value-type="float" office:value="3.64444444444444" calcext:value-type="float">
            <text:p>3.64444444444444</text:p>
          </table:table-cell>
          <table:table-cell table:formula="of:=[.F52]/[.E52]" office:value-type="float" office:value="4.04938271604938" calcext:value-type="float">
            <text:p>4.049382716049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M52]/[.I52]" office:value-type="float" office:value="4.02453987730061" calcext:value-type="float">
            <text:p>4.02453987730061</text:p>
          </table:table-cell>
          <table:table-cell table:formula="of:=[.M52]/[.J52]" office:value-type="float" office:value="5.248" calcext:value-type="float">
            <text:p>5.248</text:p>
          </table:table-cell>
          <table:table-cell table:formula="of:=[.M52]/[.K52]" office:value-type="float" office:value="3.92814371257485" calcext:value-type="float">
            <text:p>3.92814371257485</text:p>
          </table:table-cell>
          <table:table-cell table:formula="of:=[.M52]/[.L52]" office:value-type="float" office:value="4.17834394904459" calcext:value-type="float">
            <text:p>4.178343949044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U52]/[.Q52]" office:value-type="float" office:value="4.93984962406015" calcext:value-type="float">
            <text:p>4.93984962406015</text:p>
          </table:table-cell>
          <table:table-cell table:formula="of:=[.U52]/[.R52]" office:value-type="float" office:value="7.14130434782609" calcext:value-type="float">
            <text:p>7.14130434782609</text:p>
          </table:table-cell>
          <table:table-cell table:formula="of:=[.U52]/[.S52]" office:value-type="float" office:value="3.88757396449704" calcext:value-type="float">
            <text:p>3.88757396449704</text:p>
          </table:table-cell>
          <table:table-cell table:formula="of:=[.U52]/[.T52]" office:value-type="float" office:value="4.97727272727273" calcext:value-type="float">
            <text:p>4.977272727272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53]/[.B53]" office:value-type="float" office:value="4.43243243243243" calcext:value-type="float">
            <text:p>4.43243243243243</text:p>
          </table:table-cell>
          <table:table-cell table:formula="of:=[.F53]/[.C53]" office:value-type="float" office:value="5.37704918032787" calcext:value-type="float">
            <text:p>5.37704918032787</text:p>
          </table:table-cell>
          <table:table-cell table:formula="of:=[.F53]/[.D53]" office:value-type="float" office:value="3.58469945355191" calcext:value-type="float">
            <text:p>3.58469945355191</text:p>
          </table:table-cell>
          <table:table-cell table:formula="of:=[.F53]/[.E53]" office:value-type="float" office:value="4.04938271604938" calcext:value-type="float">
            <text:p>4.049382716049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M53]/[.I53]" office:value-type="float" office:value="4.02453987730061" calcext:value-type="float">
            <text:p>4.02453987730061</text:p>
          </table:table-cell>
          <table:table-cell table:formula="of:=[.M53]/[.J53]" office:value-type="float" office:value="5.248" calcext:value-type="float">
            <text:p>5.248</text:p>
          </table:table-cell>
          <table:table-cell table:formula="of:=[.M53]/[.K53]" office:value-type="float" office:value="3.85882352941176" calcext:value-type="float">
            <text:p>3.85882352941176</text:p>
          </table:table-cell>
          <table:table-cell table:formula="of:=[.M53]/[.L53]" office:value-type="float" office:value="4.28758169934641" calcext:value-type="float">
            <text:p>4.287581699346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U53]/[.Q53]" office:value-type="float" office:value="4.93984962406015" calcext:value-type="float">
            <text:p>4.93984962406015</text:p>
          </table:table-cell>
          <table:table-cell table:formula="of:=[.U53]/[.R53]" office:value-type="float" office:value="7.14130434782609" calcext:value-type="float">
            <text:p>7.14130434782609</text:p>
          </table:table-cell>
          <table:table-cell table:formula="of:=[.U53]/[.S53]" office:value-type="float" office:value="3.84210526315789" calcext:value-type="float">
            <text:p>3.84210526315789</text:p>
          </table:table-cell>
          <table:table-cell table:formula="of:=[.U53]/[.T53]" office:value-type="float" office:value="4.97727272727273" calcext:value-type="float">
            <text:p>4.977272727272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54]/[.B54]" office:value-type="float" office:value="4.43243243243243" calcext:value-type="float">
            <text:p>4.43243243243243</text:p>
          </table:table-cell>
          <table:table-cell table:formula="of:=[.F54]/[.C54]" office:value-type="float" office:value="5.37704918032787" calcext:value-type="float">
            <text:p>5.37704918032787</text:p>
          </table:table-cell>
          <table:table-cell table:formula="of:=[.F54]/[.D54]" office:value-type="float" office:value="3.56521739130435" calcext:value-type="float">
            <text:p>3.56521739130435</text:p>
          </table:table-cell>
          <table:table-cell table:formula="of:=[.F54]/[.E54]" office:value-type="float" office:value="4.02453987730061" calcext:value-type="float">
            <text:p>4.024539877300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54]/[.I54]" office:value-type="float" office:value="4.02453987730061" calcext:value-type="float">
            <text:p>4.02453987730061</text:p>
          </table:table-cell>
          <table:table-cell table:formula="of:=[.M54]/[.J54]" office:value-type="float" office:value="5.248" calcext:value-type="float">
            <text:p>5.248</text:p>
          </table:table-cell>
          <table:table-cell table:formula="of:=[.M54]/[.K54]" office:value-type="float" office:value="3.77011494252874" calcext:value-type="float">
            <text:p>3.77011494252874</text:p>
          </table:table-cell>
          <table:table-cell table:formula="of:=[.M54]/[.L54]" office:value-type="float" office:value="4.25974025974026" calcext:value-type="float">
            <text:p>4.259740259740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U54]/[.Q54]" office:value-type="float" office:value="4.93984962406015" calcext:value-type="float">
            <text:p>4.93984962406015</text:p>
          </table:table-cell>
          <table:table-cell table:formula="of:=[.U54]/[.R54]" office:value-type="float" office:value="7.14130434782609" calcext:value-type="float">
            <text:p>7.14130434782609</text:p>
          </table:table-cell>
          <table:table-cell table:formula="of:=[.U54]/[.S54]" office:value-type="float" office:value="3.79768786127168" calcext:value-type="float">
            <text:p>3.79768786127168</text:p>
          </table:table-cell>
          <table:table-cell table:formula="of:=[.U54]/[.T54]" office:value-type="float" office:value="4.93984962406015" calcext:value-type="float">
            <text:p>4.939849624060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55]/[.B55]" office:value-type="float" office:value="4.43243243243243" calcext:value-type="float">
            <text:p>4.43243243243243</text:p>
          </table:table-cell>
          <table:table-cell table:formula="of:=[.F55]/[.C55]" office:value-type="float" office:value="5.37704918032787" calcext:value-type="float">
            <text:p>5.37704918032787</text:p>
          </table:table-cell>
          <table:table-cell table:formula="of:=[.F55]/[.D55]" office:value-type="float" office:value="3.56521739130435" calcext:value-type="float">
            <text:p>3.56521739130435</text:p>
          </table:table-cell>
          <table:table-cell table:formula="of:=[.F55]/[.E55]" office:value-type="float" office:value="4.02453987730061" calcext:value-type="float">
            <text:p>4.0245398773006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M55]/[.I55]" office:value-type="float" office:value="4.02453987730061" calcext:value-type="float">
            <text:p>4.02453987730061</text:p>
          </table:table-cell>
          <table:table-cell table:formula="of:=[.M55]/[.J55]" office:value-type="float" office:value="5.248" calcext:value-type="float">
            <text:p>5.248</text:p>
          </table:table-cell>
          <table:table-cell table:formula="of:=[.M55]/[.K55]" office:value-type="float" office:value="3.70621468926554" calcext:value-type="float">
            <text:p>3.70621468926554</text:p>
          </table:table-cell>
          <table:table-cell table:formula="of:=[.M55]/[.L55]" office:value-type="float" office:value="4.17834394904459" calcext:value-type="float">
            <text:p>4.1783439490445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U55]/[.Q55]" office:value-type="float" office:value="4.93984962406015" calcext:value-type="float">
            <text:p>4.93984962406015</text:p>
          </table:table-cell>
          <table:table-cell table:formula="of:=[.U55]/[.R55]" office:value-type="float" office:value="7.14130434782609" calcext:value-type="float">
            <text:p>7.14130434782609</text:p>
          </table:table-cell>
          <table:table-cell table:formula="of:=[.U55]/[.S55]" office:value-type="float" office:value="3.77586206896552" calcext:value-type="float">
            <text:p>3.77586206896552</text:p>
          </table:table-cell>
          <table:table-cell table:formula="of:=[.U55]/[.T55]" office:value-type="float" office:value="4.90298507462687" calcext:value-type="float">
            <text:p>4.90298507462687</text:p>
          </table:table-cell>
          <table:table-cell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1" table:number-rows-repeated="2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Z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2:08:43.860043113</meta:creation-date>
    <dc:date>2019-09-19T12:30:19.341950487</dc:date>
    <meta:editing-duration>P6DT20H47M54S</meta:editing-duration>
    <meta:editing-cycles>2</meta:editing-cycles>
    <meta:generator>LibreOffice/5.2.7.2$Linux_X86_64 LibreOffice_project/20m0$Build-2</meta:generator>
    <meta:document-statistic meta:table-count="1" meta:cell-count="44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39cm" svg:height="9.759cm" xlink:href=".." xlink:type="simple" chart:class="chart:line" chart:style-name="ch1">
        <chart:title svg:x="5.897cm" svg:y="0.331cm" chart:style-name="ch2">
          <text:p>trui 256x256, q=32</text:p>
        </chart:title>
        <chart:legend chart:legend-position="end" svg:x="12.999cm" svg:y="4.082cm" style:legend-expansion="high" chart:style-name="ch3"/>
        <chart:plot-area chart:style-name="ch4" table:cell-range-address="Sheet1.B14:Sheet1.D20" chart:data-source-has-labels="row" svg:x="1.323cm" svg:y="1.305cm" svg:width="11.364cm" svg:height="7.278cm">
          <chartooo:coordinate-region svg:x="1.759cm" svg:y="1.504cm" svg:width="10.835cm" svg:height="6.432cm"/>
          <chart:axis chart:dimension="x" chart:name="primary-x" chart:style-name="ch5">
            <chart:title svg:x="6.564cm" svg:y="8.778cm" chart:style-name="ch6">
              <text:p>order</text:p>
            </chart:title>
          </chart:axis>
          <chart:axis chart:dimension="y" chart:name="primary-y" chart:style-name="ch5">
            <chart:title svg:x="0.451cm" svg:y="6.284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B15:Sheet1.B20" chart:label-cell-address="Sheet1.B14:Sheet1.B14" chart:class="chart:line">
            <chart:data-point chart:repeated="6"/>
          </chart:series>
          <chart:series chart:style-name="ch10" chart:values-cell-range-address="Sheet1.C15:Sheet1.C20" chart:label-cell-address="Sheet1.C14:Sheet1.C14" chart:class="chart:line">
            <chart:data-point chart:repeated="6"/>
          </chart:series>
          <chart:series chart:style-name="ch11" chart:values-cell-range-address="Sheet1.D15:Sheet1.D20" chart:label-cell-address="Sheet1.D14:Sheet1.D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B14:Sheet1.B14</svg:desc>
                </draw:g>
              </table:table-cell>
              <table:table-cell office:value-type="string">
                <text:p>paq8</text:p>
                <draw:g>
                  <svg:desc>Sheet1.C14:Sheet1.C14</svg:desc>
                </draw:g>
              </table:table-cell>
              <table:table-cell office:value-type="string">
                <text:p>1-D ppm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0763358778626">
                <text:p>5.00763358778626</text:p>
                <draw:g>
                  <svg:desc>Sheet1.B15:Sheet1.B20</svg:desc>
                </draw:g>
              </table:table-cell>
              <table:table-cell office:value-type="float" office:value="7.37078651685393">
                <text:p>7.37078651685393</text:p>
                <draw:g>
                  <svg:desc>Sheet1.C15:Sheet1.C20</svg:desc>
                </draw:g>
              </table:table-cell>
              <table:table-cell office:value-type="float" office:value="4.34437086092715">
                <text:p>4.34437086092715</text:p>
                <draw:g>
                  <svg:desc>Sheet1.D15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0763358778626">
                <text:p>5.00763358778626</text:p>
              </table:table-cell>
              <table:table-cell office:value-type="float" office:value="7.37078651685393">
                <text:p>7.37078651685393</text:p>
              </table:table-cell>
              <table:table-cell office:value-type="float" office:value="4.82352941176471">
                <text:p>4.82352941176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0763358778626">
                <text:p>5.00763358778626</text:p>
              </table:table-cell>
              <table:table-cell office:value-type="float" office:value="7.37078651685393">
                <text:p>7.37078651685393</text:p>
              </table:table-cell>
              <table:table-cell office:value-type="float" office:value="4.85925925925926">
                <text:p>4.85925925925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763358778626">
                <text:p>5.00763358778626</text:p>
              </table:table-cell>
              <table:table-cell office:value-type="float" office:value="7.37078651685393">
                <text:p>7.37078651685393</text:p>
              </table:table-cell>
              <table:table-cell office:value-type="float" office:value="4.82352941176471">
                <text:p>4.82352941176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0763358778626">
                <text:p>5.00763358778626</text:p>
              </table:table-cell>
              <table:table-cell office:value-type="float" office:value="7.37078651685393">
                <text:p>7.37078651685393</text:p>
              </table:table-cell>
              <table:table-cell office:value-type="float" office:value="4.78832116788321">
                <text:p>4.78832116788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0763358778626">
                <text:p>5.00763358778626</text:p>
              </table:table-cell>
              <table:table-cell office:value-type="float" office:value="7.37078651685393">
                <text:p>7.37078651685393</text:p>
              </table:table-cell>
              <table:table-cell office:value-type="float" office:value="4.71942446043165">
                <text:p>4.71942446043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line" chart:style-name="ch1">
        <chart:title svg:x="5.611cm" svg:y="0.316cm" chart:style-name="ch2">
          <text:p>peppers 256x256, q=32</text:p>
        </chart:title>
        <chart:legend chart:legend-position="end" svg:x="13.378cm" svg:y="3.47cm" style:legend-expansion="high" chart:style-name="ch3"/>
        <chart:plot-area chart:style-name="ch4" table:cell-range-address="Sheet1.I58:Sheet1.L64" chart:data-source-has-labels="row" svg:x="1.331cm" svg:y="1.275cm" svg:width="11.727cm" svg:height="6.596cm">
          <chartooo:coordinate-region svg:x="1.767cm" svg:y="1.474cm" svg:width="11.197cm" svg:height="5.75cm"/>
          <chart:axis chart:dimension="x" chart:name="primary-x" chart:style-name="ch5">
            <chart:title svg:x="6.753cm" svg:y="8.051cm" chart:style-name="ch6">
              <text:p>order</text:p>
            </chart:title>
          </chart:axis>
          <chart:axis chart:dimension="y" chart:name="primary-y" chart:style-name="ch5">
            <chart:title svg:x="0.451cm" svg:y="5.913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I59:Sheet1.I64" chart:label-cell-address="Sheet1.I58:Sheet1.I58" chart:class="chart:line">
            <chart:data-point chart:repeated="6"/>
          </chart:series>
          <chart:series chart:style-name="ch10" chart:values-cell-range-address="Sheet1.J59:Sheet1.J64" chart:label-cell-address="Sheet1.J58:Sheet1.J58" chart:class="chart:line">
            <chart:data-point chart:repeated="6"/>
          </chart:series>
          <chart:series chart:style-name="ch11" chart:values-cell-range-address="Sheet1.K59:Sheet1.K64" chart:label-cell-address="Sheet1.K58:Sheet1.K58" chart:class="chart:line">
            <chart:data-point chart:repeated="6"/>
          </chart:series>
          <chart:series chart:style-name="ch12" chart:values-cell-range-address="Sheet1.L59:Sheet1.L64" chart:label-cell-address="Sheet1.L58:Sheet1.L5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I58:Sheet1.I58</svg:desc>
                </draw:g>
              </table:table-cell>
              <table:table-cell office:value-type="string">
                <text:p>paq8</text:p>
                <draw:g>
                  <svg:desc>Sheet1.J58:Sheet1.J58</svg:desc>
                </draw:g>
              </table:table-cell>
              <table:table-cell office:value-type="string">
                <text:p>1-D ppm</text:p>
                <draw:g>
                  <svg:desc>Sheet1.K58:Sheet1.K58</svg:desc>
                </draw:g>
              </table:table-cell>
              <table:table-cell office:value-type="string">
                <text:p>2-D ppm</text:p>
                <draw:g>
                  <svg:desc>Sheet1.L58:Sheet1.L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2453987730061">
                <text:p>4.02453987730061</text:p>
                <draw:g>
                  <svg:desc>Sheet1.I59:Sheet1.I64</svg:desc>
                </draw:g>
              </table:table-cell>
              <table:table-cell office:value-type="float" office:value="5.248">
                <text:p>5.248</text:p>
                <draw:g>
                  <svg:desc>Sheet1.J59:Sheet1.J64</svg:desc>
                </draw:g>
              </table:table-cell>
              <table:table-cell office:value-type="float" office:value="3.6043956043956">
                <text:p>3.6043956043956</text:p>
                <draw:g>
                  <svg:desc>Sheet1.K59:Sheet1.K64</svg:desc>
                </draw:g>
              </table:table-cell>
              <table:table-cell office:value-type="float" office:value="3.62430939226519">
                <text:p>3.62430939226519</text:p>
                <draw:g>
                  <svg:desc>Sheet1.L59:Sheet1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2453987730061">
                <text:p>4.02453987730061</text:p>
              </table:table-cell>
              <table:table-cell office:value-type="float" office:value="5.248">
                <text:p>5.248</text:p>
              </table:table-cell>
              <table:table-cell office:value-type="float" office:value="3.92814371257485">
                <text:p>3.92814371257485</text:p>
              </table:table-cell>
              <table:table-cell office:value-type="float" office:value="4.07453416149068">
                <text:p>4.07453416149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453987730061">
                <text:p>4.02453987730061</text:p>
              </table:table-cell>
              <table:table-cell office:value-type="float" office:value="5.248">
                <text:p>5.248</text:p>
              </table:table-cell>
              <table:table-cell office:value-type="float" office:value="3.92814371257485">
                <text:p>3.92814371257485</text:p>
              </table:table-cell>
              <table:table-cell office:value-type="float" office:value="4.17834394904459">
                <text:p>4.17834394904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453987730061">
                <text:p>4.02453987730061</text:p>
              </table:table-cell>
              <table:table-cell office:value-type="float" office:value="5.248">
                <text:p>5.248</text:p>
              </table:table-cell>
              <table:table-cell office:value-type="float" office:value="3.85882352941176">
                <text:p>3.85882352941176</text:p>
              </table:table-cell>
              <table:table-cell office:value-type="float" office:value="4.28758169934641">
                <text:p>4.28758169934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2453987730061">
                <text:p>4.02453987730061</text:p>
              </table:table-cell>
              <table:table-cell office:value-type="float" office:value="5.248">
                <text:p>5.248</text:p>
              </table:table-cell>
              <table:table-cell office:value-type="float" office:value="3.77011494252874">
                <text:p>3.77011494252874</text:p>
              </table:table-cell>
              <table:table-cell office:value-type="float" office:value="4.25974025974026">
                <text:p>4.25974025974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2453987730061">
                <text:p>4.02453987730061</text:p>
              </table:table-cell>
              <table:table-cell office:value-type="float" office:value="5.248">
                <text:p>5.248</text:p>
              </table:table-cell>
              <table:table-cell office:value-type="float" office:value="3.70621468926554">
                <text:p>3.70621468926554</text:p>
              </table:table-cell>
              <table:table-cell office:value-type="float" office:value="4.17834394904459">
                <text:p>4.178343949044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line" chart:style-name="ch1">
        <chart:title svg:x="5.73cm" svg:y="0.316cm" chart:style-name="ch2">
          <text:p>bureau 256x256, q=32</text:p>
        </chart:title>
        <chart:legend chart:legend-position="end" svg:x="13.379cm" svg:y="3.719cm" style:legend-expansion="high" chart:style-name="ch3"/>
        <chart:plot-area chart:style-name="ch4" table:cell-range-address="Sheet1.Q58:Sheet1.S64" chart:data-source-has-labels="row" svg:x="1.331cm" svg:y="1.275cm" svg:width="11.728cm" svg:height="6.596cm">
          <chartooo:coordinate-region svg:x="1.767cm" svg:y="1.474cm" svg:width="11.198cm" svg:height="5.75cm"/>
          <chart:axis chart:dimension="x" chart:name="primary-x" chart:style-name="ch5">
            <chart:title svg:x="6.754cm" svg:y="8.051cm" chart:style-name="ch6">
              <text:p>order</text:p>
            </chart:title>
          </chart:axis>
          <chart:axis chart:dimension="y" chart:name="primary-y" chart:style-name="ch5">
            <chart:title svg:x="0.451cm" svg:y="5.913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Q59:Sheet1.Q64" chart:label-cell-address="Sheet1.Q58:Sheet1.Q58" chart:class="chart:line">
            <chart:data-point chart:repeated="6"/>
          </chart:series>
          <chart:series chart:style-name="ch10" chart:values-cell-range-address="Sheet1.R59:Sheet1.R64" chart:label-cell-address="Sheet1.R58:Sheet1.R58" chart:class="chart:line">
            <chart:data-point chart:repeated="6"/>
          </chart:series>
          <chart:series chart:style-name="ch11" chart:values-cell-range-address="Sheet1.S59:Sheet1.S64" chart:label-cell-address="Sheet1.S58:Sheet1.S5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Q58:Sheet1.Q58</svg:desc>
                </draw:g>
              </table:table-cell>
              <table:table-cell office:value-type="string">
                <text:p>paq8</text:p>
                <draw:g>
                  <svg:desc>Sheet1.R58:Sheet1.R58</svg:desc>
                </draw:g>
              </table:table-cell>
              <table:table-cell office:value-type="string">
                <text:p>1-D ppm</text:p>
                <draw:g>
                  <svg:desc>Sheet1.S58:Sheet1.S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3984962406015">
                <text:p>4.93984962406015</text:p>
                <draw:g>
                  <svg:desc>Sheet1.Q59:Sheet1.Q64</svg:desc>
                </draw:g>
              </table:table-cell>
              <table:table-cell office:value-type="float" office:value="7.14130434782609">
                <text:p>7.14130434782609</text:p>
                <draw:g>
                  <svg:desc>Sheet1.R59:Sheet1.R64</svg:desc>
                </draw:g>
              </table:table-cell>
              <table:table-cell office:value-type="float" office:value="3.73295454545455">
                <text:p>3.73295454545455</text:p>
                <draw:g>
                  <svg:desc>Sheet1.S59:Sheet1.S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3984962406015">
                <text:p>4.93984962406015</text:p>
              </table:table-cell>
              <table:table-cell office:value-type="float" office:value="7.14130434782609">
                <text:p>7.14130434782609</text:p>
              </table:table-cell>
              <table:table-cell office:value-type="float" office:value="3.91071428571429">
                <text:p>3.910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3984962406015">
                <text:p>4.93984962406015</text:p>
              </table:table-cell>
              <table:table-cell office:value-type="float" office:value="7.14130434782609">
                <text:p>7.14130434782609</text:p>
              </table:table-cell>
              <table:table-cell office:value-type="float" office:value="3.88757396449704">
                <text:p>3.88757396449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3984962406015">
                <text:p>4.93984962406015</text:p>
              </table:table-cell>
              <table:table-cell office:value-type="float" office:value="7.14130434782609">
                <text:p>7.14130434782609</text:p>
              </table:table-cell>
              <table:table-cell office:value-type="float" office:value="3.84210526315789">
                <text:p>3.8421052631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3984962406015">
                <text:p>4.93984962406015</text:p>
              </table:table-cell>
              <table:table-cell office:value-type="float" office:value="7.14130434782609">
                <text:p>7.14130434782609</text:p>
              </table:table-cell>
              <table:table-cell office:value-type="float" office:value="3.79768786127168">
                <text:p>3.79768786127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3984962406015">
                <text:p>4.93984962406015</text:p>
              </table:table-cell>
              <table:table-cell office:value-type="float" office:value="7.14130434782609">
                <text:p>7.14130434782609</text:p>
              </table:table-cell>
              <table:table-cell office:value-type="float" office:value="3.77586206896552">
                <text:p>3.775862068965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line" chart:style-name="ch1">
        <chart:title svg:x="5.73cm" svg:y="0.316cm" chart:style-name="ch2">
          <text:p>bureau 256x256, q=32</text:p>
        </chart:title>
        <chart:legend chart:legend-position="end" svg:x="13.378cm" svg:y="3.47cm" style:legend-expansion="high" chart:style-name="ch3"/>
        <chart:plot-area chart:style-name="ch4" table:cell-range-address="Sheet1.Q58:Sheet1.T64" chart:data-source-has-labels="row" svg:x="1.331cm" svg:y="1.275cm" svg:width="11.727cm" svg:height="6.596cm">
          <chartooo:coordinate-region svg:x="1.767cm" svg:y="1.474cm" svg:width="11.197cm" svg:height="5.75cm"/>
          <chart:axis chart:dimension="x" chart:name="primary-x" chart:style-name="ch5">
            <chart:title svg:x="6.753cm" svg:y="8.051cm" chart:style-name="ch6">
              <text:p>order</text:p>
            </chart:title>
          </chart:axis>
          <chart:axis chart:dimension="y" chart:name="primary-y" chart:style-name="ch5">
            <chart:title svg:x="0.451cm" svg:y="5.913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Q59:Sheet1.Q64" chart:label-cell-address="Sheet1.Q58:Sheet1.Q58" chart:class="chart:line">
            <chart:data-point chart:repeated="6"/>
          </chart:series>
          <chart:series chart:style-name="ch10" chart:values-cell-range-address="Sheet1.R59:Sheet1.R64" chart:label-cell-address="Sheet1.R58:Sheet1.R58" chart:class="chart:line">
            <chart:data-point chart:repeated="6"/>
          </chart:series>
          <chart:series chart:style-name="ch11" chart:values-cell-range-address="Sheet1.S59:Sheet1.S64" chart:label-cell-address="Sheet1.S58:Sheet1.S58" chart:class="chart:line">
            <chart:data-point chart:repeated="6"/>
          </chart:series>
          <chart:series chart:style-name="ch12" chart:values-cell-range-address="Sheet1.T59:Sheet1.T64" chart:label-cell-address="Sheet1.T58:Sheet1.T5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Q58:Sheet1.Q58</svg:desc>
                </draw:g>
              </table:table-cell>
              <table:table-cell office:value-type="string">
                <text:p>paq8</text:p>
                <draw:g>
                  <svg:desc>Sheet1.R58:Sheet1.R58</svg:desc>
                </draw:g>
              </table:table-cell>
              <table:table-cell office:value-type="string">
                <text:p>1-D ppm</text:p>
                <draw:g>
                  <svg:desc>Sheet1.S58:Sheet1.S58</svg:desc>
                </draw:g>
              </table:table-cell>
              <table:table-cell office:value-type="string">
                <text:p>2-D ppm</text:p>
                <draw:g>
                  <svg:desc>Sheet1.T58:Sheet1.T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3984962406015">
                <text:p>4.93984962406015</text:p>
                <draw:g>
                  <svg:desc>Sheet1.Q59:Sheet1.Q64</svg:desc>
                </draw:g>
              </table:table-cell>
              <table:table-cell office:value-type="float" office:value="7.14130434782609">
                <text:p>7.14130434782609</text:p>
                <draw:g>
                  <svg:desc>Sheet1.R59:Sheet1.R64</svg:desc>
                </draw:g>
              </table:table-cell>
              <table:table-cell office:value-type="float" office:value="3.73295454545455">
                <text:p>3.73295454545455</text:p>
                <draw:g>
                  <svg:desc>Sheet1.S59:Sheet1.S64</svg:desc>
                </draw:g>
              </table:table-cell>
              <table:table-cell office:value-type="float" office:value="3.75428571428571">
                <text:p>3.75428571428571</text:p>
                <draw:g>
                  <svg:desc>Sheet1.T59:Sheet1.T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3984962406015">
                <text:p>4.93984962406015</text:p>
              </table:table-cell>
              <table:table-cell office:value-type="float" office:value="7.14130434782609">
                <text:p>7.14130434782609</text:p>
              </table:table-cell>
              <table:table-cell office:value-type="float" office:value="3.91071428571429">
                <text:p>3.91071428571429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3984962406015">
                <text:p>4.93984962406015</text:p>
              </table:table-cell>
              <table:table-cell office:value-type="float" office:value="7.14130434782609">
                <text:p>7.14130434782609</text:p>
              </table:table-cell>
              <table:table-cell office:value-type="float" office:value="3.88757396449704">
                <text:p>3.88757396449704</text:p>
              </table:table-cell>
              <table:table-cell office:value-type="float" office:value="4.97727272727273">
                <text:p>4.9772727272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3984962406015">
                <text:p>4.93984962406015</text:p>
              </table:table-cell>
              <table:table-cell office:value-type="float" office:value="7.14130434782609">
                <text:p>7.14130434782609</text:p>
              </table:table-cell>
              <table:table-cell office:value-type="float" office:value="3.84210526315789">
                <text:p>3.84210526315789</text:p>
              </table:table-cell>
              <table:table-cell office:value-type="float" office:value="4.97727272727273">
                <text:p>4.97727272727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3984962406015">
                <text:p>4.93984962406015</text:p>
              </table:table-cell>
              <table:table-cell office:value-type="float" office:value="7.14130434782609">
                <text:p>7.14130434782609</text:p>
              </table:table-cell>
              <table:table-cell office:value-type="float" office:value="3.79768786127168">
                <text:p>3.79768786127168</text:p>
              </table:table-cell>
              <table:table-cell office:value-type="float" office:value="4.93984962406015">
                <text:p>4.93984962406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3984962406015">
                <text:p>4.93984962406015</text:p>
              </table:table-cell>
              <table:table-cell office:value-type="float" office:value="7.14130434782609">
                <text:p>7.14130434782609</text:p>
              </table:table-cell>
              <table:table-cell office:value-type="float" office:value="3.77586206896552">
                <text:p>3.77586206896552</text:p>
              </table:table-cell>
              <table:table-cell office:value-type="float" office:value="4.90298507462687">
                <text:p>4.9029850746268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79cm" svg:height="9.158cm" xlink:href=".." xlink:type="simple" chart:class="chart:line" chart:style-name="ch1">
        <chart:title svg:x="5.967cm" svg:y="0.319cm" chart:style-name="ch2">
          <text:p>trui 256x256, q=32</text:p>
        </chart:title>
        <chart:legend chart:legend-position="end" svg:x="13.139cm" svg:y="3.533cm" style:legend-expansion="high" chart:style-name="ch3"/>
        <chart:plot-area chart:style-name="ch4" table:cell-range-address="Sheet1.B14:Sheet1.E20" chart:data-source-has-labels="row" svg:x="1.326cm" svg:y="1.281cm" svg:width="11.498cm" svg:height="6.713cm">
          <chartooo:coordinate-region svg:x="1.762cm" svg:y="1.48cm" svg:width="10.968cm" svg:height="5.867cm"/>
          <chart:axis chart:dimension="x" chart:name="primary-x" chart:style-name="ch5">
            <chart:title svg:x="6.634cm" svg:y="8.177cm" chart:style-name="ch6">
              <text:p>order</text:p>
            </chart:title>
          </chart:axis>
          <chart:axis chart:dimension="y" chart:name="primary-y" chart:style-name="ch5">
            <chart:title svg:x="0.451cm" svg:y="5.977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B15:Sheet1.B20" chart:label-cell-address="Sheet1.B14:Sheet1.B14" chart:class="chart:line">
            <chart:data-point chart:repeated="6"/>
          </chart:series>
          <chart:series chart:style-name="ch10" chart:values-cell-range-address="Sheet1.C15:Sheet1.C20" chart:label-cell-address="Sheet1.C14:Sheet1.C14" chart:class="chart:line">
            <chart:data-point chart:repeated="6"/>
          </chart:series>
          <chart:series chart:style-name="ch11" chart:values-cell-range-address="Sheet1.D15:Sheet1.D20" chart:label-cell-address="Sheet1.D14:Sheet1.D14" chart:class="chart:line">
            <chart:data-point chart:repeated="6"/>
          </chart:series>
          <chart:series chart:style-name="ch12" chart:values-cell-range-address="Sheet1.E15:Sheet1.E20" chart:label-cell-address="Sheet1.E14:Sheet1.E1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B14:Sheet1.B14</svg:desc>
                </draw:g>
              </table:table-cell>
              <table:table-cell office:value-type="string">
                <text:p>paq8</text:p>
                <draw:g>
                  <svg:desc>Sheet1.C14:Sheet1.C14</svg:desc>
                </draw:g>
              </table:table-cell>
              <table:table-cell office:value-type="string">
                <text:p>1-D ppm</text:p>
                <draw:g>
                  <svg:desc>Sheet1.D14:Sheet1.D14</svg:desc>
                </draw:g>
              </table:table-cell>
              <table:table-cell office:value-type="string">
                <text:p>2-D ppm</text:p>
                <draw:g>
                  <svg:desc>Sheet1.E14:Sheet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0763358778626">
                <text:p>5.00763358778626</text:p>
                <draw:g>
                  <svg:desc>Sheet1.B15:Sheet1.B20</svg:desc>
                </draw:g>
              </table:table-cell>
              <table:table-cell office:value-type="float" office:value="7.37078651685393">
                <text:p>7.37078651685393</text:p>
                <draw:g>
                  <svg:desc>Sheet1.C15:Sheet1.C20</svg:desc>
                </draw:g>
              </table:table-cell>
              <table:table-cell office:value-type="float" office:value="4.34437086092715">
                <text:p>4.34437086092715</text:p>
                <draw:g>
                  <svg:desc>Sheet1.D15:Sheet1.D20</svg:desc>
                </draw:g>
              </table:table-cell>
              <table:table-cell office:value-type="float" office:value="4.40268456375839">
                <text:p>4.40268456375839</text:p>
                <draw:g>
                  <svg:desc>Sheet1.E15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0763358778626">
                <text:p>5.00763358778626</text:p>
              </table:table-cell>
              <table:table-cell office:value-type="float" office:value="7.37078651685393">
                <text:p>7.37078651685393</text:p>
              </table:table-cell>
              <table:table-cell office:value-type="float" office:value="4.82352941176471">
                <text:p>4.82352941176471</text:p>
              </table:table-cell>
              <table:table-cell office:value-type="float" office:value="5.42148760330579">
                <text:p>5.42148760330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0763358778626">
                <text:p>5.00763358778626</text:p>
              </table:table-cell>
              <table:table-cell office:value-type="float" office:value="7.37078651685393">
                <text:p>7.37078651685393</text:p>
              </table:table-cell>
              <table:table-cell office:value-type="float" office:value="4.85925925925926">
                <text:p>4.85925925925926</text:p>
              </table:table-cell>
              <table:table-cell office:value-type="float" office:value="5.6551724137931">
                <text:p>5.6551724137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763358778626">
                <text:p>5.00763358778626</text:p>
              </table:table-cell>
              <table:table-cell office:value-type="float" office:value="7.37078651685393">
                <text:p>7.37078651685393</text:p>
              </table:table-cell>
              <table:table-cell office:value-type="float" office:value="4.82352941176471">
                <text:p>4.82352941176471</text:p>
              </table:table-cell>
              <table:table-cell office:value-type="float" office:value="5.80530973451327">
                <text:p>5.80530973451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0763358778626">
                <text:p>5.00763358778626</text:p>
              </table:table-cell>
              <table:table-cell office:value-type="float" office:value="7.37078651685393">
                <text:p>7.37078651685393</text:p>
              </table:table-cell>
              <table:table-cell office:value-type="float" office:value="4.78832116788321">
                <text:p>4.78832116788321</text:p>
              </table:table-cell>
              <table:table-cell office:value-type="float" office:value="5.70434782608696">
                <text:p>5.70434782608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0763358778626">
                <text:p>5.00763358778626</text:p>
              </table:table-cell>
              <table:table-cell office:value-type="float" office:value="7.37078651685393">
                <text:p>7.37078651685393</text:p>
              </table:table-cell>
              <table:table-cell office:value-type="float" office:value="4.71942446043165">
                <text:p>4.71942446043165</text:p>
              </table:table-cell>
              <table:table-cell office:value-type="float" office:value="5.6551724137931">
                <text:p>5.6551724137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155cm" xlink:href=".." xlink:type="simple" chart:class="chart:line" chart:style-name="ch1">
        <chart:title svg:x="5.985cm" svg:y="0.319cm" chart:style-name="ch2">
          <text:p>lena 512x512, q=32</text:p>
        </chart:title>
        <chart:legend chart:legend-position="end" svg:x="13.36cm" svg:y="3.78cm" style:legend-expansion="high" chart:style-name="ch3"/>
        <chart:plot-area chart:style-name="ch4" table:cell-range-address="Sheet1.K14:Sheet1.M20" chart:data-source-has-labels="row" svg:x="1.331cm" svg:y="1.281cm" svg:width="11.709cm" svg:height="6.71cm">
          <chartooo:coordinate-region svg:x="1.767cm" svg:y="1.48cm" svg:width="11.18cm" svg:height="5.864cm"/>
          <chart:axis chart:dimension="x" chart:name="primary-x" chart:style-name="ch5">
            <chart:title svg:x="6.744cm" svg:y="8.174cm" chart:style-name="ch6">
              <text:p>order</text:p>
            </chart:title>
          </chart:axis>
          <chart:axis chart:dimension="y" chart:name="primary-y" chart:style-name="ch5">
            <chart:title svg:x="0.451cm" svg:y="5.976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K15:Sheet1.K20" chart:label-cell-address="Sheet1.K14:Sheet1.K14" chart:class="chart:line">
            <chart:data-point chart:repeated="6"/>
          </chart:series>
          <chart:series chart:style-name="ch10" chart:values-cell-range-address="Sheet1.L15:Sheet1.L20" chart:label-cell-address="Sheet1.L14:Sheet1.L14" chart:class="chart:line">
            <chart:data-point chart:repeated="6"/>
          </chart:series>
          <chart:series chart:style-name="ch11" chart:values-cell-range-address="Sheet1.M15:Sheet1.M20" chart:label-cell-address="Sheet1.M14:Sheet1.M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K14:Sheet1.K14</svg:desc>
                </draw:g>
              </table:table-cell>
              <table:table-cell office:value-type="string">
                <text:p>paq8</text:p>
                <draw:g>
                  <svg:desc>Sheet1.L14:Sheet1.L14</svg:desc>
                </draw:g>
              </table:table-cell>
              <table:table-cell office:value-type="string">
                <text:p>1-D ppm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7431340872375">
                <text:p>4.07431340872375</text:p>
                <draw:g>
                  <svg:desc>Sheet1.K15:Sheet1.K20</svg:desc>
                </draw:g>
              </table:table-cell>
              <table:table-cell office:value-type="float" office:value="5.57964601769911">
                <text:p>5.57964601769911</text:p>
                <draw:g>
                  <svg:desc>Sheet1.L15:Sheet1.L20</svg:desc>
                </draw:g>
              </table:table-cell>
              <table:table-cell office:value-type="float" office:value="3.60285714285714">
                <text:p>3.60285714285714</text:p>
                <draw:g>
                  <svg:desc>Sheet1.M15:Sheet1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7431340872375">
                <text:p>4.07431340872375</text:p>
              </table:table-cell>
              <table:table-cell office:value-type="float" office:value="5.57964601769911">
                <text:p>5.57964601769911</text:p>
              </table:table-cell>
              <table:table-cell office:value-type="float" office:value="4.01592356687898">
                <text:p>4.01592356687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7431340872375">
                <text:p>4.07431340872375</text:p>
              </table:table-cell>
              <table:table-cell office:value-type="float" office:value="5.57964601769911">
                <text:p>5.57964601769911</text:p>
              </table:table-cell>
              <table:table-cell office:value-type="float" office:value="4.21035058430718">
                <text:p>4.21035058430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7431340872375">
                <text:p>4.07431340872375</text:p>
              </table:table-cell>
              <table:table-cell office:value-type="float" office:value="5.57964601769911">
                <text:p>5.57964601769911</text:p>
              </table:table-cell>
              <table:table-cell office:value-type="float" office:value="4.21739130434783">
                <text:p>4.21739130434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7431340872375">
                <text:p>4.07431340872375</text:p>
              </table:table-cell>
              <table:table-cell office:value-type="float" office:value="5.57964601769911">
                <text:p>5.57964601769911</text:p>
              </table:table-cell>
              <table:table-cell office:value-type="float" office:value="4.16859504132231">
                <text:p>4.1685950413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7431340872375">
                <text:p>4.07431340872375</text:p>
              </table:table-cell>
              <table:table-cell office:value-type="float" office:value="5.57964601769911">
                <text:p>5.57964601769911</text:p>
              </table:table-cell>
              <table:table-cell office:value-type="float" office:value="4.12091503267974">
                <text:p>4.120915032679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273cm" svg:height="8.742cm" xlink:href=".." xlink:type="simple" chart:class="chart:line" chart:style-name="ch1">
        <chart:title svg:x="6.121cm" svg:y="0.31cm" chart:style-name="ch2">
          <text:p>lena 512x512, q=32</text:p>
        </chart:title>
        <chart:legend chart:legend-position="end" svg:x="13.633cm" svg:y="3.325cm" style:legend-expansion="high" chart:style-name="ch3"/>
        <chart:plot-area chart:style-name="ch4" table:cell-range-address="Sheet1.K14:Sheet1.N20" chart:data-source-has-labels="row" svg:x="1.336cm" svg:y="1.263cm" svg:width="11.972cm" svg:height="6.324cm">
          <chartooo:coordinate-region svg:x="1.772cm" svg:y="1.463cm" svg:width="11.442cm" svg:height="5.477cm"/>
          <chart:axis chart:dimension="x" chart:name="primary-x" chart:style-name="ch5">
            <chart:title svg:x="6.881cm" svg:y="7.761cm" chart:style-name="ch6">
              <text:p>order</text:p>
            </chart:title>
          </chart:axis>
          <chart:axis chart:dimension="y" chart:name="primary-y" chart:style-name="ch5">
            <chart:title svg:x="0.451cm" svg:y="5.765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K15:Sheet1.K20" chart:label-cell-address="Sheet1.K14:Sheet1.K14" chart:class="chart:line">
            <chart:data-point chart:repeated="6"/>
          </chart:series>
          <chart:series chart:style-name="ch10" chart:values-cell-range-address="Sheet1.L15:Sheet1.L20" chart:label-cell-address="Sheet1.L14:Sheet1.L14" chart:class="chart:line">
            <chart:data-point chart:repeated="6"/>
          </chart:series>
          <chart:series chart:style-name="ch11" chart:values-cell-range-address="Sheet1.M15:Sheet1.M20" chart:label-cell-address="Sheet1.M14:Sheet1.M14" chart:class="chart:line">
            <chart:data-point chart:repeated="6"/>
          </chart:series>
          <chart:series chart:style-name="ch12" chart:values-cell-range-address="Sheet1.N15:Sheet1.N20" chart:label-cell-address="Sheet1.N14:Sheet1.N1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K14:Sheet1.K14</svg:desc>
                </draw:g>
              </table:table-cell>
              <table:table-cell office:value-type="string">
                <text:p>paq8</text:p>
                <draw:g>
                  <svg:desc>Sheet1.L14:Sheet1.L14</svg:desc>
                </draw:g>
              </table:table-cell>
              <table:table-cell office:value-type="string">
                <text:p>1-D ppm</text:p>
                <draw:g>
                  <svg:desc>Sheet1.M14:Sheet1.M14</svg:desc>
                </draw:g>
              </table:table-cell>
              <table:table-cell office:value-type="string">
                <text:p>2-D ppm</text:p>
                <draw:g>
                  <svg:desc>Sheet1.N14:Sheet1.N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7431340872375">
                <text:p>4.07431340872375</text:p>
                <draw:g>
                  <svg:desc>Sheet1.K15:Sheet1.K20</svg:desc>
                </draw:g>
              </table:table-cell>
              <table:table-cell office:value-type="float" office:value="5.57964601769911">
                <text:p>5.57964601769911</text:p>
                <draw:g>
                  <svg:desc>Sheet1.L15:Sheet1.L20</svg:desc>
                </draw:g>
              </table:table-cell>
              <table:table-cell office:value-type="float" office:value="3.60285714285714">
                <text:p>3.60285714285714</text:p>
                <draw:g>
                  <svg:desc>Sheet1.M15:Sheet1.M20</svg:desc>
                </draw:g>
              </table:table-cell>
              <table:table-cell office:value-type="float" office:value="3.61836441893831">
                <text:p>3.61836441893831</text:p>
                <draw:g>
                  <svg:desc>Sheet1.N15:Sheet1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7431340872375">
                <text:p>4.07431340872375</text:p>
              </table:table-cell>
              <table:table-cell office:value-type="float" office:value="5.57964601769911">
                <text:p>5.57964601769911</text:p>
              </table:table-cell>
              <table:table-cell office:value-type="float" office:value="4.01592356687898">
                <text:p>4.01592356687898</text:p>
              </table:table-cell>
              <table:table-cell office:value-type="float" office:value="4.19633943427621">
                <text:p>4.19633943427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7431340872375">
                <text:p>4.07431340872375</text:p>
              </table:table-cell>
              <table:table-cell office:value-type="float" office:value="5.57964601769911">
                <text:p>5.57964601769911</text:p>
              </table:table-cell>
              <table:table-cell office:value-type="float" office:value="4.21035058430718">
                <text:p>4.21035058430718</text:p>
              </table:table-cell>
              <table:table-cell office:value-type="float" office:value="4.4323374340949">
                <text:p>4.4323374340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7431340872375">
                <text:p>4.07431340872375</text:p>
              </table:table-cell>
              <table:table-cell office:value-type="float" office:value="5.57964601769911">
                <text:p>5.57964601769911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4.59380692167577">
                <text:p>4.5938069216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7431340872375">
                <text:p>4.07431340872375</text:p>
              </table:table-cell>
              <table:table-cell office:value-type="float" office:value="5.57964601769911">
                <text:p>5.57964601769911</text:p>
              </table:table-cell>
              <table:table-cell office:value-type="float" office:value="4.16859504132231">
                <text:p>4.16859504132231</text:p>
              </table:table-cell>
              <table:table-cell office:value-type="float" office:value="4.59380692167577">
                <text:p>4.59380692167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7431340872375">
                <text:p>4.07431340872375</text:p>
              </table:table-cell>
              <table:table-cell office:value-type="float" office:value="5.57964601769911">
                <text:p>5.57964601769911</text:p>
              </table:table-cell>
              <table:table-cell office:value-type="float" office:value="4.12091503267974">
                <text:p>4.12091503267974</text:p>
              </table:table-cell>
              <table:table-cell office:value-type="float" office:value="4.55234657039711">
                <text:p>4.552346570397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76cm" svg:height="9.197cm" xlink:href=".." xlink:type="simple" chart:class="chart:line" chart:style-name="ch1">
        <chart:title svg:x="4.988cm" svg:y="0.319cm" chart:style-name="ch2">
          <text:p>kodim 768x512, q=32</text:p>
        </chart:title>
        <chart:legend chart:legend-position="end" svg:x="11.736cm" svg:y="3.801cm" style:legend-expansion="high" chart:style-name="ch3"/>
        <chart:plot-area chart:style-name="ch4" table:cell-range-address="Sheet1.Q14:Sheet1.S20" chart:data-source-has-labels="row" svg:x="1.298cm" svg:y="1.281cm" svg:width="10.151cm" svg:height="6.752cm">
          <chartooo:coordinate-region svg:x="2.025cm" svg:y="1.48cm" svg:width="9.33cm" svg:height="5.906cm"/>
          <chart:axis chart:dimension="x" chart:name="primary-x" chart:style-name="ch5">
            <chart:title svg:x="5.932cm" svg:y="8.216cm" chart:style-name="ch6">
              <text:p>order</text:p>
            </chart:title>
          </chart:axis>
          <chart:axis chart:dimension="y" chart:name="primary-y" chart:style-name="ch5">
            <chart:title svg:x="0.451cm" svg:y="5.997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Q15:Sheet1.Q20" chart:label-cell-address="Sheet1.Q14:Sheet1.Q14" chart:class="chart:line">
            <chart:data-point chart:repeated="6"/>
          </chart:series>
          <chart:series chart:style-name="ch10" chart:values-cell-range-address="Sheet1.R15:Sheet1.R20" chart:label-cell-address="Sheet1.R14:Sheet1.R14" chart:class="chart:line">
            <chart:data-point chart:repeated="6"/>
          </chart:series>
          <chart:series chart:style-name="ch11" chart:values-cell-range-address="Sheet1.S15:Sheet1.S20" chart:label-cell-address="Sheet1.S14:Sheet1.S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Q14:Sheet1.Q14</svg:desc>
                </draw:g>
              </table:table-cell>
              <table:table-cell office:value-type="string">
                <text:p>paq8</text:p>
                <draw:g>
                  <svg:desc>Sheet1.R14:Sheet1.R14</svg:desc>
                </draw:g>
              </table:table-cell>
              <table:table-cell office:value-type="string">
                <text:p>1-D ppm</text:p>
                <draw:g>
                  <svg:desc>Sheet1.S14:Sheet1.S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9743824336688">
                <text:p>3.59743824336688</text:p>
                <draw:g>
                  <svg:desc>Sheet1.Q15:Sheet1.Q20</svg:desc>
                </draw:g>
              </table:table-cell>
              <table:table-cell office:value-type="float" office:value="4.58809801633606">
                <text:p>4.58809801633606</text:p>
                <draw:g>
                  <svg:desc>Sheet1.R15:Sheet1.R20</svg:desc>
                </draw:g>
              </table:table-cell>
              <table:table-cell office:value-type="float" office:value="2.9923896499239">
                <text:p>2.9923896499239</text:p>
                <draw:g>
                  <svg:desc>Sheet1.S15:Sheet1.S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9743824336688">
                <text:p>3.59743824336688</text:p>
              </table:table-cell>
              <table:table-cell office:value-type="float" office:value="4.58809801633606">
                <text:p>4.58809801633606</text:p>
              </table:table-cell>
              <table:table-cell office:value-type="float" office:value="3.2176759410802">
                <text:p>3.2176759410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9743824336688">
                <text:p>3.59743824336688</text:p>
              </table:table-cell>
              <table:table-cell office:value-type="float" office:value="4.58809801633606">
                <text:p>4.58809801633606</text:p>
              </table:table-cell>
              <table:table-cell office:value-type="float" office:value="3.25496688741722">
                <text:p>3.25496688741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9743824336688">
                <text:p>3.59743824336688</text:p>
              </table:table-cell>
              <table:table-cell office:value-type="float" office:value="4.58809801633606">
                <text:p>4.58809801633606</text:p>
              </table:table-cell>
              <table:table-cell office:value-type="float" office:value="3.19415109666937">
                <text:p>3.19415109666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9743824336688">
                <text:p>3.59743824336688</text:p>
              </table:table-cell>
              <table:table-cell office:value-type="float" office:value="4.58809801633606">
                <text:p>4.58809801633606</text:p>
              </table:table-cell>
              <table:table-cell office:value-type="float" office:value="3.14811849479584">
                <text:p>3.14811849479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9743824336688">
                <text:p>3.59743824336688</text:p>
              </table:table-cell>
              <table:table-cell office:value-type="float" office:value="4.58809801633606">
                <text:p>4.58809801633606</text:p>
              </table:table-cell>
              <table:table-cell office:value-type="float" office:value="3.11568938193344">
                <text:p>3.11568938193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73cm" svg:height="7.165cm" xlink:href=".." xlink:type="simple" chart:class="chart:line" chart:style-name="ch1">
        <chart:title svg:x="5.086cm" svg:y="0.279cm" chart:style-name="ch2">
          <text:p>kodim 768x512, q=32</text:p>
        </chart:title>
        <chart:legend chart:legend-position="end" svg:x="11.933cm" svg:y="2.536cm" style:legend-expansion="high" chart:style-name="ch3"/>
        <chart:plot-area chart:style-name="ch4" table:cell-range-address="Sheet1.Q14:Sheet1.T20" chart:data-source-has-labels="row" svg:x="1.302cm" svg:y="1.201cm" svg:width="10.34cm" svg:height="4.84cm">
          <chartooo:coordinate-region svg:x="1.738cm" svg:y="1.4cm" svg:width="9.81cm" svg:height="3.994cm"/>
          <chart:axis chart:dimension="x" chart:name="primary-x" chart:style-name="ch5">
            <chart:title svg:x="6.031cm" svg:y="6.184cm" chart:style-name="ch6">
              <text:p>order</text:p>
            </chart:title>
          </chart:axis>
          <chart:axis chart:dimension="y" chart:name="primary-y" chart:style-name="ch5">
            <chart:title svg:x="0.451cm" svg:y="4.961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Q15:Sheet1.Q20" chart:label-cell-address="Sheet1.Q14:Sheet1.Q14" chart:class="chart:line">
            <chart:data-point chart:repeated="6"/>
          </chart:series>
          <chart:series chart:style-name="ch10" chart:values-cell-range-address="Sheet1.R15:Sheet1.R20" chart:label-cell-address="Sheet1.R14:Sheet1.R14" chart:class="chart:line">
            <chart:data-point chart:repeated="6"/>
          </chart:series>
          <chart:series chart:style-name="ch11" chart:values-cell-range-address="Sheet1.S15:Sheet1.S20" chart:label-cell-address="Sheet1.S14:Sheet1.S14" chart:class="chart:line">
            <chart:data-point chart:repeated="6"/>
          </chart:series>
          <chart:series chart:style-name="ch12" chart:values-cell-range-address="Sheet1.T15:Sheet1.T20" chart:label-cell-address="Sheet1.T14:Sheet1.T1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Q14:Sheet1.Q14</svg:desc>
                </draw:g>
              </table:table-cell>
              <table:table-cell office:value-type="string">
                <text:p>paq8</text:p>
                <draw:g>
                  <svg:desc>Sheet1.R14:Sheet1.R14</svg:desc>
                </draw:g>
              </table:table-cell>
              <table:table-cell office:value-type="string">
                <text:p>1-D ppm</text:p>
                <draw:g>
                  <svg:desc>Sheet1.S14:Sheet1.S14</svg:desc>
                </draw:g>
              </table:table-cell>
              <table:table-cell office:value-type="string">
                <text:p>2-D ppm</text:p>
                <draw:g>
                  <svg:desc>Sheet1.T14:Sheet1.T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9743824336688">
                <text:p>3.59743824336688</text:p>
                <draw:g>
                  <svg:desc>Sheet1.Q15:Sheet1.Q20</svg:desc>
                </draw:g>
              </table:table-cell>
              <table:table-cell office:value-type="float" office:value="4.58809801633606">
                <text:p>4.58809801633606</text:p>
                <draw:g>
                  <svg:desc>Sheet1.R15:Sheet1.R20</svg:desc>
                </draw:g>
              </table:table-cell>
              <table:table-cell office:value-type="float" office:value="2.9923896499239">
                <text:p>2.9923896499239</text:p>
                <draw:g>
                  <svg:desc>Sheet1.S15:Sheet1.S20</svg:desc>
                </draw:g>
              </table:table-cell>
              <table:table-cell office:value-type="float" office:value="3.00381970970206">
                <text:p>3.00381970970206</text:p>
                <draw:g>
                  <svg:desc>Sheet1.T15:Sheet1.T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9743824336688">
                <text:p>3.59743824336688</text:p>
              </table:table-cell>
              <table:table-cell office:value-type="float" office:value="4.58809801633606">
                <text:p>4.58809801633606</text:p>
              </table:table-cell>
              <table:table-cell office:value-type="float" office:value="3.2176759410802">
                <text:p>3.2176759410802</text:p>
              </table:table-cell>
              <table:table-cell office:value-type="float" office:value="3.55515370705244">
                <text:p>3.55515370705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9743824336688">
                <text:p>3.59743824336688</text:p>
              </table:table-cell>
              <table:table-cell office:value-type="float" office:value="4.58809801633606">
                <text:p>4.58809801633606</text:p>
              </table:table-cell>
              <table:table-cell office:value-type="float" office:value="3.25496688741722">
                <text:p>3.25496688741722</text:p>
              </table:table-cell>
              <table:table-cell office:value-type="float" office:value="3.65767441860465">
                <text:p>3.65767441860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9743824336688">
                <text:p>3.59743824336688</text:p>
              </table:table-cell>
              <table:table-cell office:value-type="float" office:value="4.58809801633606">
                <text:p>4.58809801633606</text:p>
              </table:table-cell>
              <table:table-cell office:value-type="float" office:value="3.19415109666937">
                <text:p>3.19415109666937</text:p>
              </table:table-cell>
              <table:table-cell office:value-type="float" office:value="3.68509840674789">
                <text:p>3.68509840674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9743824336688">
                <text:p>3.59743824336688</text:p>
              </table:table-cell>
              <table:table-cell office:value-type="float" office:value="4.58809801633606">
                <text:p>4.58809801633606</text:p>
              </table:table-cell>
              <table:table-cell office:value-type="float" office:value="3.14811849479584">
                <text:p>3.14811849479584</text:p>
              </table:table-cell>
              <table:table-cell office:value-type="float" office:value="3.6610800744879">
                <text:p>3.6610800744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9743824336688">
                <text:p>3.59743824336688</text:p>
              </table:table-cell>
              <table:table-cell office:value-type="float" office:value="4.58809801633606">
                <text:p>4.58809801633606</text:p>
              </table:table-cell>
              <table:table-cell office:value-type="float" office:value="3.11568938193344">
                <text:p>3.11568938193344</text:p>
              </table:table-cell>
              <table:table-cell office:value-type="float" office:value="3.64074074074074">
                <text:p>3.640740740740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19cm" svg:height="8.264cm" xlink:href=".." xlink:type="simple" chart:class="chart:line" chart:style-name="ch1">
        <chart:title svg:x="5.164cm" svg:y="0.301cm" chart:style-name="ch2">
          <text:p>camera 256x256, q=32</text:p>
        </chart:title>
        <chart:legend chart:legend-position="end" svg:x="12.379cm" svg:y="3.335cm" style:legend-expansion="high" chart:style-name="ch3"/>
        <chart:plot-area chart:style-name="ch4" table:cell-range-address="Sheet1.B58:Sheet1.D64" chart:data-source-has-labels="row" svg:x="1.311cm" svg:y="1.245cm" svg:width="10.768cm" svg:height="5.873cm">
          <chartooo:coordinate-region svg:x="1.747cm" svg:y="1.444cm" svg:width="10.239cm" svg:height="5.027cm"/>
          <chart:axis chart:dimension="x" chart:name="primary-x" chart:style-name="ch5">
            <chart:title svg:x="6.254cm" svg:y="7.283cm" chart:style-name="ch6">
              <text:p>order</text:p>
            </chart:title>
          </chart:axis>
          <chart:axis chart:dimension="y" chart:name="primary-y" chart:style-name="ch5">
            <chart:title svg:x="0.451cm" svg:y="5.521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B59:Sheet1.B64" chart:label-cell-address="Sheet1.B58:Sheet1.B58" chart:class="chart:line">
            <chart:data-point chart:repeated="6"/>
          </chart:series>
          <chart:series chart:style-name="ch10" chart:values-cell-range-address="Sheet1.C59:Sheet1.C64" chart:label-cell-address="Sheet1.C58:Sheet1.C58" chart:class="chart:line">
            <chart:data-point chart:repeated="6"/>
          </chart:series>
          <chart:series chart:style-name="ch11" chart:values-cell-range-address="Sheet1.D59:Sheet1.D64" chart:label-cell-address="Sheet1.D58:Sheet1.D5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B58:Sheet1.B58</svg:desc>
                </draw:g>
              </table:table-cell>
              <table:table-cell office:value-type="string">
                <text:p>paq8</text:p>
                <draw:g>
                  <svg:desc>Sheet1.C58:Sheet1.C58</svg:desc>
                </draw:g>
              </table:table-cell>
              <table:table-cell office:value-type="string">
                <text:p>1-D ppm</text:p>
                <draw:g>
                  <svg:desc>Sheet1.D58:Sheet1.D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3243243243243">
                <text:p>4.43243243243243</text:p>
                <draw:g>
                  <svg:desc>Sheet1.B59:Sheet1.B64</svg:desc>
                </draw:g>
              </table:table-cell>
              <table:table-cell office:value-type="float" office:value="5.37704918032787">
                <text:p>5.37704918032787</text:p>
                <draw:g>
                  <svg:desc>Sheet1.C59:Sheet1.C64</svg:desc>
                </draw:g>
              </table:table-cell>
              <table:table-cell office:value-type="float" office:value="3.54594594594595">
                <text:p>3.54594594594595</text:p>
                <draw:g>
                  <svg:desc>Sheet1.D59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5.37704918032787">
                <text:p>5.37704918032787</text:p>
              </table:table-cell>
              <table:table-cell office:value-type="float" office:value="3.70621468926554">
                <text:p>3.70621468926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5.37704918032787">
                <text:p>5.37704918032787</text:p>
              </table:table-cell>
              <table:table-cell office:value-type="float" office:value="3.64444444444444">
                <text:p>3.64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5.37704918032787">
                <text:p>5.37704918032787</text:p>
              </table:table-cell>
              <table:table-cell office:value-type="float" office:value="3.58469945355191">
                <text:p>3.58469945355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5.37704918032787">
                <text:p>5.37704918032787</text:p>
              </table:table-cell>
              <table:table-cell office:value-type="float" office:value="3.56521739130435">
                <text:p>3.56521739130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5.37704918032787">
                <text:p>5.37704918032787</text:p>
              </table:table-cell>
              <table:table-cell office:value-type="float" office:value="3.56521739130435">
                <text:p>3.565217391304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44cm" svg:height="8.924cm" xlink:href=".." xlink:type="simple" chart:class="chart:line" chart:style-name="ch1">
        <chart:title svg:x="5.127cm" svg:y="0.314cm" chart:style-name="ch2">
          <text:p>camera 256x256, q=32</text:p>
        </chart:title>
        <chart:legend chart:legend-position="end" svg:x="12.304cm" svg:y="3.416cm" style:legend-expansion="high" chart:style-name="ch3"/>
        <chart:plot-area chart:style-name="ch4" table:cell-range-address="Sheet1.B58:Sheet1.E64" chart:data-source-has-labels="row" svg:x="1.309cm" svg:y="1.271cm" svg:width="10.697cm" svg:height="6.494cm">
          <chartooo:coordinate-region svg:x="1.745cm" svg:y="1.47cm" svg:width="10.167cm" svg:height="5.648cm"/>
          <chart:axis chart:dimension="x" chart:name="primary-x" chart:style-name="ch5">
            <chart:title svg:x="6.216cm" svg:y="7.943cm" chart:style-name="ch6">
              <text:p>order</text:p>
            </chart:title>
          </chart:axis>
          <chart:axis chart:dimension="y" chart:name="primary-y" chart:style-name="ch5">
            <chart:title svg:x="0.451cm" svg:y="5.858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B59:Sheet1.B64" chart:label-cell-address="Sheet1.B58:Sheet1.B58" chart:class="chart:line">
            <chart:data-point chart:repeated="6"/>
          </chart:series>
          <chart:series chart:style-name="ch10" chart:values-cell-range-address="Sheet1.C59:Sheet1.C64" chart:label-cell-address="Sheet1.C58:Sheet1.C58" chart:class="chart:line">
            <chart:data-point chart:repeated="6"/>
          </chart:series>
          <chart:series chart:style-name="ch11" chart:values-cell-range-address="Sheet1.D59:Sheet1.D64" chart:label-cell-address="Sheet1.D58:Sheet1.D58" chart:class="chart:line">
            <chart:data-point chart:repeated="6"/>
          </chart:series>
          <chart:series chart:style-name="ch12" chart:values-cell-range-address="Sheet1.E59:Sheet1.E64" chart:label-cell-address="Sheet1.E58:Sheet1.E5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B58:Sheet1.B58</svg:desc>
                </draw:g>
              </table:table-cell>
              <table:table-cell office:value-type="string">
                <text:p>paq8</text:p>
                <draw:g>
                  <svg:desc>Sheet1.C58:Sheet1.C58</svg:desc>
                </draw:g>
              </table:table-cell>
              <table:table-cell office:value-type="string">
                <text:p>1-D ppm</text:p>
                <draw:g>
                  <svg:desc>Sheet1.D58:Sheet1.D58</svg:desc>
                </draw:g>
              </table:table-cell>
              <table:table-cell office:value-type="string">
                <text:p>2-D ppm</text:p>
                <draw:g>
                  <svg:desc>Sheet1.E58:Sheet1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3243243243243">
                <text:p>4.43243243243243</text:p>
                <draw:g>
                  <svg:desc>Sheet1.B59:Sheet1.B64</svg:desc>
                </draw:g>
              </table:table-cell>
              <table:table-cell office:value-type="float" office:value="5.37704918032787">
                <text:p>5.37704918032787</text:p>
                <draw:g>
                  <svg:desc>Sheet1.C59:Sheet1.C64</svg:desc>
                </draw:g>
              </table:table-cell>
              <table:table-cell office:value-type="float" office:value="3.54594594594595">
                <text:p>3.54594594594595</text:p>
                <draw:g>
                  <svg:desc>Sheet1.D59:Sheet1.D64</svg:desc>
                </draw:g>
              </table:table-cell>
              <table:table-cell office:value-type="float" office:value="3.58469945355191">
                <text:p>3.58469945355191</text:p>
                <draw:g>
                  <svg:desc>Sheet1.E59:Sheet1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5.37704918032787">
                <text:p>5.37704918032787</text:p>
              </table:table-cell>
              <table:table-cell office:value-type="float" office:value="3.70621468926554">
                <text:p>3.70621468926554</text:p>
              </table:table-cell>
              <table:table-cell office:value-type="float" office:value="4.07453416149068">
                <text:p>4.07453416149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5.37704918032787">
                <text:p>5.37704918032787</text:p>
              </table:table-cell>
              <table:table-cell office:value-type="float" office:value="3.64444444444444">
                <text:p>3.64444444444444</text:p>
              </table:table-cell>
              <table:table-cell office:value-type="float" office:value="4.04938271604938">
                <text:p>4.04938271604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5.37704918032787">
                <text:p>5.37704918032787</text:p>
              </table:table-cell>
              <table:table-cell office:value-type="float" office:value="3.58469945355191">
                <text:p>3.58469945355191</text:p>
              </table:table-cell>
              <table:table-cell office:value-type="float" office:value="4.04938271604938">
                <text:p>4.04938271604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5.37704918032787">
                <text:p>5.37704918032787</text:p>
              </table:table-cell>
              <table:table-cell office:value-type="float" office:value="3.56521739130435">
                <text:p>3.56521739130435</text:p>
              </table:table-cell>
              <table:table-cell office:value-type="float" office:value="4.02453987730061">
                <text:p>4.02453987730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5.37704918032787">
                <text:p>5.37704918032787</text:p>
              </table:table-cell>
              <table:table-cell office:value-type="float" office:value="3.56521739130435">
                <text:p>3.56521739130435</text:p>
              </table:table-cell>
              <table:table-cell office:value-type="float" office:value="4.02453987730061">
                <text:p>4.024539877300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cm" svg:height="8.038cm" xlink:href=".." xlink:type="simple" chart:class="chart:line" chart:style-name="ch1">
        <chart:title svg:x="5.352cm" svg:y="0.296cm" chart:style-name="ch2">
          <text:p>peppers 256x256, q=32</text:p>
        </chart:title>
        <chart:legend chart:legend-position="end" svg:x="12.86cm" svg:y="3.222cm" style:legend-expansion="high" chart:style-name="ch3"/>
        <chart:plot-area chart:style-name="ch4" table:cell-range-address="Sheet1.I58:Sheet1.K64" chart:data-source-has-labels="row" svg:x="1.321cm" svg:y="1.235cm" svg:width="11.229cm" svg:height="5.662cm">
          <chartooo:coordinate-region svg:x="1.757cm" svg:y="1.434cm" svg:width="10.7cm" svg:height="4.816cm"/>
          <chart:axis chart:dimension="x" chart:name="primary-x" chart:style-name="ch5">
            <chart:title svg:x="6.494cm" svg:y="7.057cm" chart:style-name="ch6">
              <text:p>order</text:p>
            </chart:title>
          </chart:axis>
          <chart:axis chart:dimension="y" chart:name="primary-y" chart:style-name="ch5">
            <chart:title svg:x="0.451cm" svg:y="5.406cm" chart:style-name="ch7">
              <text:p>compression ratio</text:p>
            </chart:title>
            <chart:grid chart:style-name="ch8" chart:class="major"/>
          </chart:axis>
          <chart:series chart:style-name="ch9" chart:values-cell-range-address="Sheet1.I59:Sheet1.I64" chart:label-cell-address="Sheet1.I58:Sheet1.I58" chart:class="chart:line">
            <chart:data-point chart:repeated="6"/>
          </chart:series>
          <chart:series chart:style-name="ch10" chart:values-cell-range-address="Sheet1.J59:Sheet1.J64" chart:label-cell-address="Sheet1.J58:Sheet1.J58" chart:class="chart:line">
            <chart:data-point chart:repeated="6"/>
          </chart:series>
          <chart:series chart:style-name="ch11" chart:values-cell-range-address="Sheet1.K59:Sheet1.K64" chart:label-cell-address="Sheet1.K58:Sheet1.K5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aq2</text:p>
                <draw:g>
                  <svg:desc>Sheet1.I58:Sheet1.I58</svg:desc>
                </draw:g>
              </table:table-cell>
              <table:table-cell office:value-type="string">
                <text:p>paq8</text:p>
                <draw:g>
                  <svg:desc>Sheet1.J58:Sheet1.J58</svg:desc>
                </draw:g>
              </table:table-cell>
              <table:table-cell office:value-type="string">
                <text:p>1-D ppm</text:p>
                <draw:g>
                  <svg:desc>Sheet1.K58:Sheet1.K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2453987730061">
                <text:p>4.02453987730061</text:p>
                <draw:g>
                  <svg:desc>Sheet1.I59:Sheet1.I64</svg:desc>
                </draw:g>
              </table:table-cell>
              <table:table-cell office:value-type="float" office:value="5.248">
                <text:p>5.248</text:p>
                <draw:g>
                  <svg:desc>Sheet1.J59:Sheet1.J64</svg:desc>
                </draw:g>
              </table:table-cell>
              <table:table-cell office:value-type="float" office:value="3.6043956043956">
                <text:p>3.6043956043956</text:p>
                <draw:g>
                  <svg:desc>Sheet1.K59:Sheet1.K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2453987730061">
                <text:p>4.02453987730061</text:p>
              </table:table-cell>
              <table:table-cell office:value-type="float" office:value="5.248">
                <text:p>5.248</text:p>
              </table:table-cell>
              <table:table-cell office:value-type="float" office:value="3.92814371257485">
                <text:p>3.9281437125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453987730061">
                <text:p>4.02453987730061</text:p>
              </table:table-cell>
              <table:table-cell office:value-type="float" office:value="5.248">
                <text:p>5.248</text:p>
              </table:table-cell>
              <table:table-cell office:value-type="float" office:value="3.92814371257485">
                <text:p>3.92814371257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453987730061">
                <text:p>4.02453987730061</text:p>
              </table:table-cell>
              <table:table-cell office:value-type="float" office:value="5.248">
                <text:p>5.248</text:p>
              </table:table-cell>
              <table:table-cell office:value-type="float" office:value="3.85882352941176">
                <text:p>3.85882352941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2453987730061">
                <text:p>4.02453987730061</text:p>
              </table:table-cell>
              <table:table-cell office:value-type="float" office:value="5.248">
                <text:p>5.248</text:p>
              </table:table-cell>
              <table:table-cell office:value-type="float" office:value="3.77011494252874">
                <text:p>3.7701149425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2453987730061">
                <text:p>4.02453987730061</text:p>
              </table:table-cell>
              <table:table-cell office:value-type="float" office:value="5.248">
                <text:p>5.248</text:p>
              </table:table-cell>
              <table:table-cell office:value-type="float" office:value="3.70621468926554">
                <text:p>3.706214689265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